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375in" fo:margin-left="0in" table:align="left"/>
    </style:style>
    <style:style style:name="Table1.A" style:family="table-column">
      <style:table-column-properties style:column-width="0.1076in"/>
    </style:style>
    <style:style style:name="Table1.B" style:family="table-column">
      <style:table-column-properties style:column-width="6.8299in"/>
    </style:style>
    <style:style style:name="Table1.A1" style:family="table-cell">
      <style:table-cell-properties style:vertical-align="middle" fo:padding="0in" fo:border="none"/>
    </style:style>
    <style:style style:name="P1" style:family="paragraph" style:parent-style-name="Standard" style:list-style-name="L2">
      <style:text-properties officeooo:rsid="000a7310" officeooo:paragraph-rsid="000a629a"/>
    </style:style>
    <style:style style:name="P2" style:family="paragraph" style:parent-style-name="Standard" style:list-style-name="L2">
      <style:text-properties officeooo:paragraph-rsid="000a629a"/>
    </style:style>
    <style:style style:name="P3" style:family="paragraph" style:parent-style-name="Standard" style:list-style-name="L8">
      <style:text-properties officeooo:rsid="000997ef" officeooo:paragraph-rsid="000a629a"/>
    </style:style>
    <style:style style:name="P4" style:family="paragraph" style:parent-style-name="Standard" style:list-style-name="L8">
      <style:text-properties fo:color="#000000" loext:opacity="100%" style:font-name="Liberation Serif" fo:font-size="12pt" officeooo:paragraph-rsid="000a629a" style:font-size-asian="12pt" style:font-size-complex="12pt"/>
    </style:style>
    <style:style style:name="P5" style:family="paragraph" style:parent-style-name="Standard" style:list-style-name="L8">
      <style:text-properties fo:color="#000000" loext:opacity="100%" style:font-name="Liberation Serif" fo:font-size="12pt" fo:font-weight="normal" officeooo:rsid="003c1c5c" officeooo:paragraph-rsid="000a629a" style:font-size-asian="12pt" style:font-weight-asian="normal" style:font-size-complex="12pt" style:font-weight-complex="normal"/>
    </style:style>
    <style:style style:name="P6" style:family="paragraph" style:parent-style-name="Standard" style:list-style-name="L8">
      <style:text-properties fo:color="#000000" loext:opacity="100%" style:font-name="Liberation Serif" fo:font-size="12pt" fo:font-weight="normal" officeooo:paragraph-rsid="000a629a" style:font-size-asian="12pt" style:font-weight-asian="normal" style:font-size-complex="12pt" style:font-weight-complex="normal"/>
    </style:style>
    <style:style style:name="P7" style:family="paragraph" style:parent-style-name="Standard" style:list-style-name="L12">
      <style:text-properties fo:color="#000000" loext:opacity="100%" style:font-name="Liberation Serif" fo:font-size="12pt" fo:font-weight="normal" officeooo:paragraph-rsid="000a629a" style:font-size-asian="12pt" style:font-weight-asian="normal" style:font-size-complex="12pt" style:font-weight-complex="normal"/>
    </style:style>
    <style:style style:name="P8" style:family="paragraph" style:parent-style-name="Standard">
      <style:text-properties fo:color="#000000" loext:opacity="100%" style:font-name="Liberation Serif" fo:font-size="12pt" fo:font-weight="normal" officeooo:paragraph-rsid="000a629a" style:font-size-asian="12pt" style:font-weight-asian="normal" style:font-size-complex="12pt" style:font-weight-complex="normal"/>
    </style:style>
    <style:style style:name="P9" style:family="paragraph" style:parent-style-name="Standard" style:list-style-name="L8">
      <style:text-properties officeooo:rsid="001d11b9" officeooo:paragraph-rsid="000a629a"/>
    </style:style>
    <style:style style:name="P10" style:family="paragraph" style:parent-style-name="Standard">
      <style:text-properties officeooo:rsid="001d11b9" officeooo:paragraph-rsid="000a629a"/>
    </style:style>
    <style:style style:name="P11" style:family="paragraph" style:parent-style-name="Standard" style:list-style-name="L8">
      <style:text-properties style:font-name="Liberation Serif" fo:font-size="12pt" officeooo:rsid="001d11b9" officeooo:paragraph-rsid="000a629a" style:font-size-asian="12pt" style:font-size-complex="12pt"/>
    </style:style>
    <style:style style:name="P12" style:family="paragraph" style:parent-style-name="Standard">
      <style:text-properties style:font-name="Liberation Serif" fo:font-size="12pt" officeooo:rsid="001d11b9" officeooo:paragraph-rsid="000a629a" style:font-size-asian="12pt" style:font-size-complex="12pt"/>
    </style:style>
    <style:style style:name="P13" style:family="paragraph" style:parent-style-name="Standard" style:list-style-name="L8">
      <style:text-properties style:font-name="Liberation Serif" fo:font-size="12pt" officeooo:rsid="001e4915" officeooo:paragraph-rsid="000a629a" style:font-size-asian="12pt" style:font-size-complex="12pt"/>
    </style:style>
    <style:style style:name="P14" style:family="paragraph" style:parent-style-name="Standard" style:list-style-name="L8">
      <style:text-properties style:font-name="Liberation Serif" fo:font-size="12pt" officeooo:rsid="0021b8fb" officeooo:paragraph-rsid="000a629a" style:font-size-asian="12pt" style:font-size-complex="12pt"/>
    </style:style>
    <style:style style:name="P15" style:family="paragraph" style:parent-style-name="Standard">
      <style:text-properties style:font-name="Liberation Serif" fo:font-size="12pt" officeooo:rsid="0021b8fb" officeooo:paragraph-rsid="000a629a" style:font-size-asian="12pt" style:font-size-complex="12pt"/>
    </style:style>
    <style:style style:name="P16" style:family="paragraph" style:parent-style-name="Standard" style:list-style-name="L8">
      <style:text-properties style:font-name="Liberation Serif" fo:font-size="12pt" officeooo:paragraph-rsid="000a629a" style:font-size-asian="12pt" style:font-size-complex="12pt"/>
    </style:style>
    <style:style style:name="P17" style:family="paragraph" style:parent-style-name="Standard" style:list-style-name="L8">
      <style:text-properties style:font-name="Liberation Serif" fo:font-size="12pt" fo:font-weight="normal" officeooo:paragraph-rsid="000a629a" style:font-size-asian="12pt" style:font-weight-asian="normal" style:font-size-complex="12pt" style:font-weight-complex="normal"/>
    </style:style>
    <style:style style:name="P18" style:family="paragraph" style:parent-style-name="Standard">
      <style:text-properties style:font-name="Liberation Serif" fo:font-size="12pt" fo:font-weight="normal" officeooo:paragraph-rsid="000a629a" style:font-size-asian="12pt" style:font-weight-asian="normal" style:font-size-complex="12pt" style:font-weight-complex="normal"/>
    </style:style>
    <style:style style:name="P19" style:family="paragraph" style:parent-style-name="Standard" style:list-style-name="L8">
      <style:text-properties style:font-name="Liberation Serif" fo:font-size="12pt" officeooo:paragraph-rsid="000a629a"/>
    </style:style>
    <style:style style:name="P20" style:family="paragraph" style:parent-style-name="Standard" style:list-style-name="L8">
      <style:text-properties style:font-name="Liberation Serif" fo:font-weight="normal" officeooo:rsid="001d11b9" officeooo:paragraph-rsid="000a629a" style:font-weight-asian="normal" style:font-weight-complex="normal"/>
    </style:style>
    <style:style style:name="P21" style:family="paragraph" style:parent-style-name="Standard" style:list-style-name="L8">
      <style:text-properties style:font-name="Liberation Serif" fo:font-weight="normal" officeooo:paragraph-rsid="000a629a" style:font-weight-asian="normal" style:font-weight-complex="normal"/>
    </style:style>
    <style:style style:name="P22" style:family="paragraph" style:parent-style-name="Standard" style:list-style-name="L8">
      <style:text-properties style:font-name="Liberation Serif" officeooo:paragraph-rsid="000a629a"/>
    </style:style>
    <style:style style:name="P23" style:family="paragraph" style:parent-style-name="Standard">
      <style:text-properties style:font-name="Liberation Serif" officeooo:paragraph-rsid="000a629a"/>
    </style:style>
    <style:style style:name="P24" style:family="paragraph" style:parent-style-name="Standard" style:list-style-name="L8">
      <style:text-properties officeooo:rsid="0021b8fb" officeooo:paragraph-rsid="000a629a"/>
    </style:style>
    <style:style style:name="P25" style:family="paragraph" style:parent-style-name="Standard">
      <style:text-properties officeooo:rsid="0021b8fb" officeooo:paragraph-rsid="000a629a"/>
    </style:style>
    <style:style style:name="P26" style:family="paragraph" style:parent-style-name="Standard" style:list-style-name="L8">
      <style:text-properties fo:font-variant="normal" fo:text-transform="none" fo:color="#000000" loext:opacity="100%" style:font-name="Liberation Serif" fo:font-size="12pt" fo:letter-spacing="normal" fo:font-style="normal" fo:font-weight="normal" officeooo:rsid="001d11b9" officeooo:paragraph-rsid="000a629a" style:font-size-asian="12pt" style:font-size-complex="12pt"/>
    </style:style>
    <style:style style:name="P27" style:family="paragraph" style:parent-style-name="Standard" style:list-style-name="L8">
      <style:text-properties fo:font-variant="normal" fo:text-transform="none" fo:color="#000000" loext:opacity="100%" style:font-name="Liberation Serif" fo:font-size="12pt" fo:letter-spacing="normal" fo:font-style="normal" fo:font-weight="normal" officeooo:paragraph-rsid="000a629a" style:font-size-asian="12pt" style:font-size-complex="12pt"/>
    </style:style>
    <style:style style:name="P28" style:family="paragraph" style:parent-style-name="Standard" style:list-style-name="L8">
      <style:text-properties fo:font-variant="normal" fo:text-transform="none" fo:color="#000000" loext:opacity="100%" style:font-name="Liberation Serif" fo:font-size="12pt" fo:letter-spacing="normal" fo:font-style="normal" fo:font-weight="normal" officeooo:rsid="003d0221" officeooo:paragraph-rsid="000a629a" style:font-weight-asian="normal" style:font-weight-complex="normal"/>
    </style:style>
    <style:style style:name="P29"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ffffff" loext:opacity="100%" style:font-name="Liberation Serif" fo:letter-spacing="normal" officeooo:paragraph-rsid="000a629a" fo:background-color="#ffffff" loext:padding="0in" loext:border="none"/>
    </style:style>
    <style:style style:name="P30" style:family="paragraph" style:parent-style-name="Standard" style:list-style-name="L8">
      <style:text-properties officeooo:rsid="003d0221" officeooo:paragraph-rsid="000a629a"/>
    </style:style>
    <style:style style:name="P31" style:family="paragraph" style:parent-style-name="Standard" style:list-style-name="L8">
      <style:text-properties officeooo:rsid="003c1c5c" officeooo:paragraph-rsid="000a629a"/>
    </style:style>
    <style:style style:name="P32"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officeooo:paragraph-rsid="000a629a"/>
    </style:style>
    <style:style style:name="P33" style:family="paragraph" style:parent-style-name="Standard" style:list-style-name="L10">
      <style:text-properties fo:font-weight="normal" officeooo:paragraph-rsid="000a629a" style:font-weight-asian="normal" style:font-weight-complex="normal"/>
    </style:style>
    <style:style style:name="P34" style:family="paragraph" style:parent-style-name="Standard" style:list-style-name="L8">
      <style:text-properties fo:font-weight="normal" officeooo:paragraph-rsid="000a629a" style:font-weight-asian="normal" style:font-weight-complex="normal"/>
    </style:style>
    <style:style style:name="P35" style:family="paragraph" style:parent-style-name="Standard" style:list-style-name="L8">
      <style:text-properties officeooo:paragraph-rsid="000a629a"/>
    </style:style>
    <style:style style:name="P36" style:family="paragraph" style:parent-style-name="Standard" style:list-style-name="L9">
      <style:text-properties officeooo:paragraph-rsid="000a629a"/>
    </style:style>
    <style:style style:name="P37" style:family="paragraph" style:parent-style-name="Standard" style:list-style-name="L10">
      <style:text-properties officeooo:paragraph-rsid="000a629a"/>
    </style:style>
    <style:style style:name="P38" style:family="paragraph" style:parent-style-name="Standard" style:list-style-name="L11">
      <style:text-properties officeooo:paragraph-rsid="000a629a"/>
    </style:style>
    <style:style style:name="P39" style:family="paragraph" style:parent-style-name="Standard" style:list-style-name="L13">
      <style:text-properties officeooo:paragraph-rsid="000a629a"/>
    </style:style>
    <style:style style:name="P40" style:family="paragraph" style:parent-style-name="Standard">
      <style:text-properties officeooo:paragraph-rsid="000a629a"/>
    </style:style>
    <style:style style:name="T1" style:family="text">
      <style:text-properties fo:font-variant="normal" fo:text-transform="none" fo:color="#000000" loext:opacity="100%" style:font-name="Liberation Serif" fo:font-size="12pt" fo:letter-spacing="normal" fo:font-style="normal" fo:font-weight="bold" style:font-weight-asian="bold" style:font-weight-complex="bold"/>
    </style:style>
    <style:style style:name="T2" style:family="text">
      <style:text-properties fo:font-variant="normal" fo:text-transform="none" fo:color="#000000" loext:opacity="100%" style:font-name="Liberation Serif" fo:font-size="12pt" fo:letter-spacing="normal" fo:font-style="normal" fo:font-weight="bold" officeooo:rsid="001d11b9" style:font-size-asian="12pt" style:font-size-complex="12pt"/>
    </style:style>
    <style:style style:name="T3" style:family="text">
      <style:text-properties fo:font-variant="normal" fo:text-transform="none" fo:color="#000000" loext:opacity="100%" style:font-name="Liberation Serif" fo:font-size="12pt" fo:letter-spacing="normal" fo:font-style="normal" fo:font-weight="bold" officeooo:rsid="00222568" style:font-size-asian="12pt" style:font-size-complex="12pt"/>
    </style:style>
    <style:style style:name="T4"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5" style:family="text">
      <style:text-properties fo:font-variant="normal" fo:text-transform="none" fo:color="#000000" loext:opacity="100%" style:font-name="Liberation Serif" fo:font-size="12pt" fo:letter-spacing="normal" fo:font-style="normal" fo:font-weight="normal" officeooo:rsid="0039ba85" style:font-weight-asian="normal" style:font-weight-complex="normal"/>
    </style:style>
    <style:style style:name="T6"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7" style:family="text">
      <style:text-properties fo:font-variant="normal" fo:text-transform="none" fo:color="#000000" loext:opacity="100%" style:font-name="Liberation Serif" fo:font-size="12pt" fo:letter-spacing="normal" fo:font-style="normal" fo:font-weight="normal" officeooo:rsid="00251e9c" style:font-size-asian="12pt" style:font-size-complex="12pt"/>
    </style:style>
    <style:style style:name="T8" style:family="text">
      <style:text-properties fo:font-variant="normal" fo:text-transform="none" fo:color="#000000" loext:opacity="100%" style:font-name="Liberation Serif" fo:font-size="12pt" fo:letter-spacing="normal" fo:font-style="normal" fo:font-weight="normal" officeooo:rsid="00248980" style:font-size-asian="12pt" style:font-size-complex="12pt"/>
    </style:style>
    <style:style style:name="T9"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loext:opacity="100%" style:font-name="Liberation Serif" fo:font-size="12pt" fo:letter-spacing="normal" fo:font-style="normal" fo:font-weight="normal" officeooo:rsid="00222568" style:font-size-asian="12pt" style:font-weight-asian="normal" style:font-size-complex="12pt" style:font-weight-complex="normal"/>
    </style:style>
    <style:style style:name="T11" style:family="text">
      <style:text-properties fo:font-variant="normal" fo:text-transform="none" fo:color="#000000" loext:opacity="100%" style:font-name="Liberation Serif" fo:font-size="12pt" fo:letter-spacing="normal" fo:font-style="normal" fo:font-weight="normal" officeooo:rsid="00248980" style:font-size-asian="12pt" style:font-weight-asian="normal" style:font-size-complex="12pt" style:font-weight-complex="normal"/>
    </style:style>
    <style:style style:name="T12" style:family="text">
      <style:text-properties fo:font-variant="normal" fo:text-transform="none" fo:color="#000000" loext:opacity="100%" style:font-name="Liberation Serif" fo:font-size="12pt" fo:letter-spacing="normal" fo:font-style="normal" fo:font-weight="normal" officeooo:rsid="002c4fae" style:font-size-asian="12pt" style:font-weight-asian="normal" style:font-size-complex="12pt" style:font-weight-complex="normal"/>
    </style:style>
    <style:style style:name="T13" style:family="text">
      <style:text-properties fo:font-variant="normal" fo:text-transform="none" fo:color="#000000" loext:opacity="100%" style:font-name="Liberation Serif" fo:font-size="12pt" fo:letter-spacing="normal" fo:font-style="normal" fo:font-weight="normal" officeooo:rsid="00367290" style:font-size-asian="12pt" style:font-weight-asian="normal" style:font-size-complex="12pt" style:font-weight-complex="normal"/>
    </style:style>
    <style:style style:name="T14" style:family="text">
      <style:text-properties fo:font-variant="normal" fo:text-transform="none" fo:color="#000000" loext:opacity="100%" style:font-name="Liberation Serif" fo:font-size="12pt" fo:letter-spacing="normal" fo:font-style="normal" fo:font-weight="normal" officeooo:rsid="002369ae" style:font-size-asian="12pt" style:font-weight-asian="normal" style:font-size-complex="12pt" style:font-weight-complex="normal"/>
    </style:style>
    <style:style style:name="T15" style:family="text">
      <style:text-properties fo:font-variant="normal" fo:text-transform="none" fo:color="#000000" loext:opacity="100%" style:font-name="Liberation Serif" fo:font-size="12pt" fo:letter-spacing="normal" fo:font-style="normal" fo:font-weight="normal" officeooo:rsid="002f98f8" style:font-size-asian="12pt" style:font-weight-asian="normal" style:font-size-complex="12pt" style:font-weight-complex="normal"/>
    </style:style>
    <style:style style:name="T16" style:family="text">
      <style:text-properties fo:font-variant="normal" fo:text-transform="none" fo:color="#000000" loext:opacity="100%" style:font-name="Liberation Serif" fo:font-size="12pt" fo:letter-spacing="normal" fo:font-style="normal" fo:font-weight="normal" officeooo:rsid="0033332a" style:font-size-asian="12pt" style:font-weight-asian="normal" style:font-size-complex="12pt" style:font-weight-complex="normal"/>
    </style:style>
    <style:style style:name="T17" style:family="text">
      <style:text-properties fo:font-variant="normal" fo:text-transform="none" fo:color="#000000" loext:opacity="100%" style:font-name="Liberation Serif" fo:font-size="12pt" fo:letter-spacing="normal" fo:font-style="normal" fo:font-weight="normal" officeooo:rsid="002a5ff1" style:font-size-asian="12pt" style:font-weight-asian="normal" style:font-size-complex="12pt" style:font-weight-complex="normal"/>
    </style:style>
    <style:style style:name="T18" style:family="text">
      <style:text-properties fo:font-variant="normal" fo:text-transform="none" fo:color="#000000" loext:opacity="100%" style:font-name="Liberation Serif" fo:font-size="12pt" fo:letter-spacing="normal" fo:font-style="normal" fo:font-weight="normal" officeooo:rsid="002a5ff1" style:font-size-asian="12pt" style:font-weight-asian="normal" style:font-size-complex="12pt" style:font-weight-complex="normal" loext:padding="0in" loext:border="none"/>
    </style:style>
    <style:style style:name="T19" style:family="text">
      <style:text-properties fo:font-variant="normal" fo:text-transform="none" fo:color="#000000" loext:opacity="100%" style:font-name="Liberation Serif" fo:font-size="12pt" fo:letter-spacing="normal" fo:font-style="normal" fo:font-weight="normal" officeooo:rsid="0037d028" style:font-size-asian="12pt" style:font-weight-asian="normal" style:font-size-complex="12pt" style:font-weight-complex="normal"/>
    </style:style>
    <style:style style:name="T20" style:family="text">
      <style:text-properties fo:font-variant="normal" fo:text-transform="none" fo:color="#000000" loext:opacity="100%" style:font-name="Liberation Serif" fo:font-size="12pt" fo:letter-spacing="normal" fo:font-style="normal" fo:font-weight="normal" officeooo:rsid="003367f1" style:font-size-asian="12pt" style:font-weight-asian="normal" style:font-size-complex="12pt" style:font-weight-complex="normal"/>
    </style:style>
    <style:style style:name="T21"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22" style:family="text">
      <style:text-properties fo:font-variant="normal" fo:text-transform="none" fo:color="#000000" loext:opacity="100%" style:font-name="Liberation Serif" fo:font-size="12pt" fo:letter-spacing="normal" fo:font-style="normal" fo:font-weight="normal" officeooo:rsid="003be6f5" style:font-size-asian="12pt" style:font-weight-asian="normal" style:font-size-complex="12pt" style:font-weight-complex="normal"/>
    </style:style>
    <style:style style:name="T23" style:family="text">
      <style:text-properties fo:font-variant="normal" fo:text-transform="none" fo:color="#000000" loext:opacity="100%" style:font-name="Liberation Serif" fo:font-size="12pt" fo:letter-spacing="normal" fo:font-style="normal" fo:font-weight="normal" officeooo:rsid="0033d36d" style:font-size-asian="12pt" style:font-weight-asian="normal" style:font-size-complex="12pt" style:font-weight-complex="normal"/>
    </style:style>
    <style:style style:name="T24" style:family="text">
      <style:text-properties fo:font-variant="normal" fo:text-transform="none" fo:color="#000000" loext:opacity="100%" style:font-name="Liberation Serif" fo:font-size="12pt" fo:letter-spacing="normal" fo:font-style="normal" fo:font-weight="normal" officeooo:rsid="0039ba85"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font-style="normal" fo:font-weight="normal" officeooo:rsid="003c1c5c"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font-style="normal" fo:font-weight="normal" officeooo:rsid="0034c15c" style:font-size-asian="12pt" style:font-weight-asian="normal" style:font-size-complex="12pt" style:font-weight-complex="normal"/>
    </style:style>
    <style:style style:name="T27" style:family="text">
      <style:text-properties fo:font-variant="normal" fo:text-transform="none" fo:color="#000000" loext:opacity="100%" style:font-name="Liberation Serif" fo:font-size="12pt" fo:letter-spacing="normal" fo:font-style="normal" fo:font-weight="normal" officeooo:rsid="00222568" fo:background-color="#fffffc" loext:char-shading-value="0" style:font-size-asian="12pt" style:font-weight-asian="normal" style:font-size-complex="12pt" style:font-weight-complex="normal" loext:padding-left="0.0626in" loext:padding-right="0in" loext:padding-top="0.0209in" loext:padding-bottom="0.0209in" loext:border-left="0.06pt solid #dfe3e9" loext:border-right="none" loext:border-top="0.06pt solid #dfe3e9" loext:border-bottom="0.06pt solid #dfe3e9"/>
    </style:style>
    <style:style style:name="T28" style:family="text">
      <style:text-properties fo:font-variant="normal" fo:text-transform="none" fo:color="#000000" loext:opacity="100%" style:font-name="Liberation Serif" fo:font-size="12pt" fo:letter-spacing="normal" fo:font-style="normal" fo:font-weight="normal" fo:background-color="#fffffc" loext:char-shading-value="0" style:font-size-asian="12pt" style:font-weight-asian="normal" style:font-size-complex="12pt" style:font-weight-complex="normal" loext:padding="0in" loext:border="none"/>
    </style:style>
    <style:style style:name="T29" style:family="text">
      <style:text-properties fo:font-variant="normal" fo:text-transform="none" fo:color="#000000" loext:opacity="100%" style:font-name="Liberation Serif" fo:font-size="12pt" fo:letter-spacing="normal" fo:font-style="normal" fo:font-weight="normal" fo:background-color="#fffffc" loext:char-shading-value="0" style:font-size-asian="12pt" style:font-weight-asian="normal" style:font-size-complex="12pt" style:font-weight-complex="normal" loext:padding-left="0.0835in" loext:padding-right="0in" loext:padding-top="0.0417in" loext:padding-bottom="0.0417in" loext:border-left="0.06pt solid #dfe3e9" loext:border-right="none" loext:border-top="0.06pt solid #dfe3e9" loext:border-bottom="0.06pt solid #dfe3e9"/>
    </style:style>
    <style:style style:name="T30" style:family="text">
      <style:text-properties fo:font-variant="normal" fo:text-transform="none" fo:color="#000000" loext:opacity="100%" style:font-name="Liberation Serif" fo:font-size="12pt" fo:letter-spacing="normal" fo:font-style="normal" fo:font-weight="normal" fo:background-color="#fffffc" loext:char-shading-value="0" style:font-size-asian="12pt" style:font-weight-asian="normal" style:font-size-complex="12pt" style:font-weight-complex="normal" loext:padding-left="0.0626in" loext:padding-right="0in" loext:padding-top="0.0209in" loext:padding-bottom="0.0209in" loext:border-left="0.06pt solid #dfe3e9" loext:border-right="none" loext:border-top="0.06pt solid #dfe3e9" loext:border-bottom="0.06pt solid #dfe3e9"/>
    </style:style>
    <style:style style:name="T31" style:family="text">
      <style:text-properties fo:font-variant="normal" fo:text-transform="none" fo:color="#000000" loext:opacity="100%" style:font-name="Liberation Serif" fo:font-size="12pt" fo:letter-spacing="normal" fo:font-style="normal" fo:font-weight="normal" fo:background-color="#ffffff" loext:char-shading-value="0" style:font-size-asian="12pt" style:font-weight-asian="normal" style:font-size-complex="12pt" style:font-weight-complex="normal" loext:padding="0in" loext:border="none"/>
    </style:style>
    <style:style style:name="T32" style:family="text">
      <style:text-properties fo:font-variant="normal" fo:text-transform="none" fo:color="#000000" loext:opacity="100%" style:font-name="Liberation Serif" fo:font-size="12pt" fo:letter-spacing="normal" fo:font-style="normal" fo:font-weight="normal" fo:background-color="#ffffff" loext:char-shading-value="0" loext:padding="0in" loext:border="none"/>
    </style:style>
    <style:style style:name="T33" style:family="text">
      <style:text-properties fo:font-variant="normal" fo:text-transform="none" fo:color="#000000" loext:opacity="100%" style:font-name="Liberation Serif" fo:font-size="12pt" fo:letter-spacing="normal" fo:font-style="normal" officeooo:rsid="002a5ff1" style:font-size-asian="12pt" style:font-size-complex="12pt"/>
    </style:style>
    <style:style style:name="T34" style:family="text">
      <style:text-properties fo:font-variant="normal" fo:text-transform="none" fo:color="#000000" loext:opacity="100%" style:font-name="Liberation Serif" fo:font-size="12pt" fo:letter-spacing="normal" fo:font-weight="normal" fo:background-color="#fffffc" loext:char-shading-value="0" style:font-size-asian="12pt" style:font-weight-asian="normal" style:font-size-complex="12pt" style:font-weight-complex="normal" loext:padding-left="0.0835in" loext:padding-right="0in" loext:padding-top="0.0417in" loext:padding-bottom="0.0417in" loext:border-left="0.06pt solid #dfe3e9" loext:border-right="none" loext:border-top="0.06pt solid #dfe3e9" loext:border-bottom="0.06pt solid #dfe3e9"/>
    </style:style>
    <style:style style:name="T35" style:family="text">
      <style:text-properties fo:font-variant="normal" fo:text-transform="none" fo:color="#000000" loext:opacity="100%" style:font-name="Liberation Serif" fo:font-size="12pt" fo:letter-spacing="normal" fo:font-weight="normal" officeooo:rsid="002a5ff1" style:font-size-asian="12pt" style:font-weight-asian="normal" style:font-size-complex="12pt" style:font-weight-complex="normal"/>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officeooo:rsid="00367290"/>
    </style:style>
    <style:style style:name="T38" style:family="text">
      <style:text-properties fo:font-variant="normal" fo:text-transform="none" fo:color="#000000" loext:opacity="100%" fo:letter-spacing="normal" fo:font-style="normal" fo:font-weight="normal" officeooo:rsid="001d11b9"/>
    </style:style>
    <style:style style:name="T39" style:family="text">
      <style:text-properties fo:font-variant="normal" fo:text-transform="none" fo:color="#000000" loext:opacity="100%" fo:letter-spacing="normal" fo:font-style="normal" fo:font-weight="normal" style:font-size-asian="12pt" style:font-size-complex="12pt"/>
    </style:style>
    <style:style style:name="T40" style:family="text">
      <style:text-properties fo:font-variant="normal" fo:text-transform="none" fo:color="#000000" loext:opacity="100%" fo:letter-spacing="normal" fo:font-style="normal" fo:font-weight="normal" officeooo:rsid="001d11b9" style:font-size-asian="12pt" style:font-size-complex="12pt"/>
    </style:style>
    <style:style style:name="T41" style:family="text">
      <style:text-properties fo:font-variant="normal" fo:text-transform="none" fo:color="#000000" loext:opacity="100%" fo:letter-spacing="normal" fo:font-style="normal" fo:font-weight="normal" officeooo:rsid="001e4915" style:font-size-asian="12pt" style:font-size-complex="12pt"/>
    </style:style>
    <style:style style:name="T42" style:family="text">
      <style:text-properties fo:font-variant="normal" fo:text-transform="none" fo:color="#000000" loext:opacity="100%" fo:letter-spacing="normal" fo:font-style="normal" fo:font-weight="normal" officeooo:rsid="00202320" style:font-size-asian="12pt" style:font-size-complex="12pt"/>
    </style:style>
    <style:style style:name="T43" style:family="text">
      <style:text-properties fo:font-variant="normal" fo:text-transform="none" fo:color="#000000" loext:opacity="100%" fo:letter-spacing="normal" fo:font-style="normal" fo:font-weight="normal" officeooo:rsid="001e4915"/>
    </style:style>
    <style:style style:name="T44" style:family="text">
      <style:text-properties fo:font-variant="normal" fo:text-transform="none" fo:color="#000000" loext:opacity="100%" fo:letter-spacing="normal" fo:font-style="normal" fo:font-weight="normal" officeooo:rsid="00248980" style:font-weight-asian="normal" style:font-weight-complex="normal"/>
    </style:style>
    <style:style style:name="T45" style:family="text">
      <style:text-properties fo:font-variant="normal" fo:text-transform="none" fo:color="#000000" loext:opacity="100%" fo:letter-spacing="normal" fo:font-style="normal" fo:font-weight="normal" officeooo:rsid="00251e9c" style:font-weight-asian="normal" style:font-weight-complex="normal"/>
    </style:style>
    <style:style style:name="T46" style:family="text">
      <style:text-properties fo:font-variant="normal" fo:text-transform="none" fo:color="#171717" loext:opacity="100%" style:font-name="Liberation Serif" fo:font-size="12pt" fo:letter-spacing="normal" fo:font-style="normal" fo:font-weight="normal" style:font-size-asian="12pt" style:font-size-complex="12pt"/>
    </style:style>
    <style:style style:name="T47" style:family="text">
      <style:text-properties fo:font-variant="normal" fo:text-transform="none" fo:letter-spacing="normal" fo:font-style="normal" fo:font-weight="normal"/>
    </style:style>
    <style:style style:name="T48" style:family="text">
      <style:text-properties fo:font-variant="normal" fo:text-transform="none" fo:color="#3a3a3a" loext:opacity="100%" style:font-name="Liberation Serif" fo:font-size="12pt" fo:letter-spacing="normal" fo:font-style="normal" fo:font-weight="normal"/>
    </style:style>
    <style:style style:name="T49" style:family="text">
      <style:text-properties fo:font-variant="normal" fo:text-transform="none" fo:color="#3a3a3a" loext:opacity="100%" style:font-name="Liberation Serif" fo:font-size="12pt" fo:letter-spacing="normal" fo:font-style="normal" fo:font-weight="normal" officeooo:rsid="0028e2ed" style:font-weight-asian="normal" style:font-weight-complex="normal"/>
    </style:style>
    <style:style style:name="T50" style:family="text">
      <style:text-properties fo:font-variant="normal" fo:text-transform="none" fo:color="#3a3a3a" loext:opacity="100%" style:font-name="Liberation Serif"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3a3a3a" loext:opacity="100%" style:font-name="Liberation Serif" fo:font-size="12pt" fo:letter-spacing="normal" fo:font-style="normal" fo:font-weight="normal" officeooo:rsid="002a5ff1" style:font-size-asian="12pt" style:font-weight-asian="normal" style:font-size-complex="12pt" style:font-weight-complex="normal"/>
    </style:style>
    <style:style style:name="T52" style:family="text">
      <style:text-properties fo:font-variant="normal" fo:text-transform="none" fo:color="#3a3a3a" loext:opacity="100%" style:font-name="Liberation Serif" fo:font-size="12pt" fo:letter-spacing="normal" fo:font-style="normal" fo:font-weight="bold"/>
    </style:style>
    <style:style style:name="T53" style:family="text">
      <style:text-properties officeooo:rsid="000997ef"/>
    </style:style>
    <style:style style:name="T54" style:family="text">
      <style:text-properties officeooo:rsid="001d11b9"/>
    </style:style>
    <style:style style:name="T55" style:family="text">
      <style:text-properties style:font-name="Liberation Serif"/>
    </style:style>
    <style:style style:name="T56" style:family="text">
      <style:text-properties style:font-name="Liberation Serif" fo:font-size="12pt" style:font-size-asian="12pt" style:font-size-complex="12pt"/>
    </style:style>
    <style:style style:name="T57" style:family="text">
      <style:text-properties style:font-name="Liberation Serif" fo:font-size="12pt" officeooo:rsid="001d11b9" style:font-size-asian="12pt" style:font-size-complex="12pt"/>
    </style:style>
    <style:style style:name="T58" style:family="text">
      <style:text-properties style:font-name="Liberation Serif" fo:font-size="12pt" officeooo:rsid="00251e9c" style:font-size-asian="12pt" style:font-size-complex="12pt"/>
    </style:style>
    <style:style style:name="T59" style:family="text">
      <style:text-properties style:font-name="Liberation Serif" fo:font-size="12pt" fo:font-weight="normal" style:font-size-asian="12pt" style:font-weight-asian="normal" style:font-size-complex="12pt" style:font-weight-complex="normal"/>
    </style:style>
    <style:style style:name="T60" style:family="text">
      <style:text-properties style:font-name="Liberation Serif" fo:font-size="12pt" fo:font-weight="normal" officeooo:rsid="002a5ff1" style:font-size-asian="12pt" style:font-weight-asian="normal" style:font-size-complex="12pt" style:font-weight-complex="normal"/>
    </style:style>
    <style:style style:name="T61" style:family="text">
      <style:text-properties style:font-name="Liberation Serif" fo:font-weight="normal" style:font-weight-asian="normal" style:font-weight-complex="normal"/>
    </style:style>
    <style:style style:name="T62" style:family="text">
      <style:text-properties style:font-name="Liberation Serif" fo:font-weight="normal" officeooo:rsid="0028e2ed" style:font-weight-asian="normal" style:font-weight-complex="normal"/>
    </style:style>
    <style:style style:name="T63" style:family="text">
      <style:text-properties style:font-name="Liberation Serif" fo:font-weight="normal" officeooo:rsid="0033332a" style:font-weight-asian="normal" style:font-weight-complex="normal"/>
    </style:style>
    <style:style style:name="T64" style:family="text">
      <style:text-properties fo:color="#000000" loext:opacity="100%" style:font-name="Liberation Serif" fo:font-size="12pt" style:font-size-asian="12pt" style:font-size-complex="12pt"/>
    </style:style>
    <style:style style:name="T65" style:family="text">
      <style:text-properties fo:color="#000000" loext:opacity="100%" style:font-name="Liberation Serif" fo:font-size="12pt" officeooo:rsid="00251e9c" style:font-size-asian="12pt" style:font-size-complex="12pt"/>
    </style:style>
    <style:style style:name="T66" style:family="text">
      <style:text-properties fo:color="#000000" loext:opacity="100%" style:font-name="Liberation Serif" fo:font-size="12pt" officeooo:rsid="0033d36d" style:font-size-asian="12pt" style:font-size-complex="12pt"/>
    </style:style>
    <style:style style:name="T67" style:family="text">
      <style:text-properties fo:color="#000000" loext:opacity="100%" style:font-name="Liberation Serif" fo:font-size="12pt" fo:font-weight="normal" style:font-size-asian="12pt" style:font-weight-asian="normal" style:font-size-complex="12pt" style:font-weight-complex="normal"/>
    </style:style>
    <style:style style:name="T68" style:family="text">
      <style:text-properties fo:color="#000000" loext:opacity="100%" style:font-name="Liberation Serif" fo:font-size="12pt" fo:font-weight="normal" officeooo:rsid="003367f1" style:font-size-asian="12pt" style:font-weight-asian="normal" style:font-size-complex="12pt" style:font-weight-complex="normal"/>
    </style:style>
    <style:style style:name="T69" style:family="text">
      <style:text-properties fo:color="#000000" loext:opacity="100%" style:font-name="Liberation Serif" fo:font-size="12pt" fo:font-weight="normal" officeooo:rsid="0039ba85" style:font-size-asian="12pt" style:font-weight-asian="normal" style:font-size-complex="12pt" style:font-weight-complex="normal"/>
    </style:style>
    <style:style style:name="T70" style:family="text">
      <style:text-properties fo:color="#000000" loext:opacity="100%" style:font-name="Liberation Serif" fo:font-size="12pt" fo:font-weight="normal" officeooo:rsid="003be6f5" style:font-size-asian="12pt" style:font-weight-asian="normal" style:font-size-complex="12pt" style:font-weight-complex="normal"/>
    </style:style>
    <style:style style:name="T71" style:family="text">
      <style:text-properties fo:color="#000000" loext:opacity="100%" style:font-name="Liberation Serif" fo:font-size="12pt" fo:font-weight="normal" officeooo:rsid="0033d36d" style:font-size-asian="12pt" style:font-weight-asian="normal" style:font-size-complex="12pt" style:font-weight-complex="normal"/>
    </style:style>
    <style:style style:name="T72" style:family="text">
      <style:text-properties fo:color="#000000" loext:opacity="100%" style:font-name="Liberation Serif" fo:font-size="12pt" fo:font-weight="normal" officeooo:rsid="0037d028" style:font-size-asian="12pt" style:font-weight-asian="normal" style:font-size-complex="12pt" style:font-weight-complex="normal"/>
    </style:style>
    <style:style style:name="T73" style:family="text">
      <style:text-properties fo:color="#000000" loext:opacity="100%" style:font-name="Liberation Serif" fo:font-size="12pt" fo:font-weight="normal" officeooo:rsid="002a5ff1" style:font-size-asian="12pt" style:font-weight-asian="normal" style:font-size-complex="12pt" style:font-weight-complex="normal"/>
    </style:style>
    <style:style style:name="T74" style:family="text">
      <style:text-properties fo:color="#000000" loext:opacity="100%" style:font-name="Liberation Serif" fo:font-size="12pt" fo:font-weight="normal" officeooo:rsid="0034c15c" style:font-size-asian="12pt" style:font-weight-asian="normal" style:font-size-complex="12pt" style:font-weight-complex="normal"/>
    </style:style>
    <style:style style:name="T75" style:family="text">
      <style:text-properties fo:color="#000000" loext:opacity="100%" officeooo:rsid="001d11b9" style:font-size-asian="12pt" style:font-size-complex="12pt"/>
    </style:style>
    <style:style style:name="T76" style:family="text">
      <style:text-properties fo:color="#000000" loext:opacity="100%" officeooo:rsid="00202320" style:font-size-asian="12pt" style:font-size-complex="12pt"/>
    </style:style>
    <style:style style:name="T77" style:family="text">
      <style:text-properties officeooo:rsid="001e4915"/>
    </style:style>
    <style:style style:name="T78" style:family="text">
      <style:text-properties officeooo:rsid="00222568"/>
    </style:style>
    <style:style style:name="T79" style:family="text">
      <style:text-properties fo:font-weight="normal" style:font-weight-asian="normal" style:font-weight-complex="normal"/>
    </style:style>
    <style:style style:name="T80" style:family="text">
      <style:text-properties fo:font-weight="normal" officeooo:rsid="0028e2ed" style:font-weight-asian="normal" style:font-weight-complex="normal"/>
    </style:style>
    <style:style style:name="T81" style:family="text">
      <style:text-properties fo:font-weight="normal" officeooo:rsid="0029cc1a" style:font-weight-asian="normal" style:font-weight-complex="normal"/>
    </style:style>
    <style:style style:name="T82" style:family="text">
      <style:text-properties fo:font-weight="normal" officeooo:rsid="00367290" style:font-weight-asian="normal" style:font-weight-complex="normal"/>
    </style:style>
    <style:style style:name="T83" style:family="text">
      <style:text-properties fo:font-weight="normal" officeooo:rsid="0034c15c" style:font-weight-asian="normal" style:font-weight-complex="normal"/>
    </style:style>
    <style:style style:name="T84" style:family="text">
      <style:text-properties fo:font-weight="bold" officeooo:rsid="0029cc1a" style:font-weight-asian="bold" style:font-weight-complex="bol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742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7425in"/>
      </text:list-level-style-bullet>
      <text:list-level-style-bullet text:level="2" text:style-name="Bullet_20_Symbols" loext:num-list-format="%2%." style:num-suffix="." text:bullet-char="•">
        <style:list-level-properties text:space-before="1.0382in" text:min-label-width="0.1965in"/>
      </text:list-level-style-bullet>
      <text:list-level-style-bullet text:level="3" text:style-name="Bullet_20_Symbols" loext:num-list-format="%3%." style:num-suffix="." text:bullet-char="•">
        <style:list-level-properties text:space-before="1.5307in" text:min-label-width="0.1965in"/>
      </text:list-level-style-bullet>
      <text:list-level-style-bullet text:level="4" text:style-name="Bullet_20_Symbols" loext:num-list-format="%4%." style:num-suffix="." text:bullet-char="•">
        <style:list-level-properties text:space-before="2.0228in" text:min-label-width="0.1965in"/>
      </text:list-level-style-bullet>
      <text:list-level-style-bullet text:level="5" text:style-name="Bullet_20_Symbols" loext:num-list-format="%5%." style:num-suffix="." text:bullet-char="•">
        <style:list-level-properties text:space-before="2.5154in" text:min-label-width="0.1965in"/>
      </text:list-level-style-bullet>
      <text:list-level-style-bullet text:level="6" text:style-name="Bullet_20_Symbols" loext:num-list-format="%6%." style:num-suffix="." text:bullet-char="•">
        <style:list-level-properties text:space-before="3.0079in" text:min-label-width="0.1965in"/>
      </text:list-level-style-bullet>
      <text:list-level-style-bullet text:level="7" text:style-name="Bullet_20_Symbols" loext:num-list-format="%7%." style:num-suffix="." text:bullet-char="•">
        <style:list-level-properties text:space-before="3.5in" text:min-label-width="0.1965in"/>
      </text:list-level-style-bullet>
      <text:list-level-style-bullet text:level="8" text:style-name="Bullet_20_Symbols" loext:num-list-format="%8%." style:num-suffix="." text:bullet-char="•">
        <style:list-level-properties text:space-before="3.9925in" text:min-label-width="0.1965in"/>
      </text:list-level-style-bullet>
      <text:list-level-style-bullet text:level="9" text:style-name="Bullet_20_Symbols" loext:num-list-format="%9%." style:num-suffix="." text:bullet-char="•">
        <style:list-level-properties text:space-before="4.4846in" text:min-label-width="0.1965in"/>
      </text:list-level-style-bullet>
      <text:list-level-style-bullet text:level="10" text:style-name="Bullet_20_Symbols" loext:num-list-format="%10%." style:num-suffix="." text:bullet-char="•">
        <style:list-level-properties text:space-before="4.9772in" text:min-label-width="0.1965in"/>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03585329" text:style-name="L2">
        <text:list-item>
          <text:p text:style-name="P1">What is .Net?</text:p>
          <text:p text:style-name="P1">.Net is a developer platform to build a variety of applications for web, mobile, desktop, and loT. It supports languages like C#, F#, VB, J#, C++, etc., for building the applications.</text:p>
          <text:p text:style-name="P2"/>
        </text:list-item>
      </text:list>
      <text:list xml:id="list2989762166" text:style-name="L8">
        <text:list-item>
          <text:p text:style-name="P3">What are the components of .Net?</text:p>
          <text:list>
            <text:list-item>
              <text:p text:style-name="P35"><text:span text:style-name="T53">Common Language run-time (CLR) – </text:span><text:span text:style-name="T54">it is provides a secure execution environment for applications, whenever an application is written in C# is complied the code is converted into an intermediate language. After this the code is targeted to CLR which performs several operations: memory management, security checks, loading assemblies, and thread management.</text:span></text:p>
            </text:list-item>
            <text:list-item>
              <text:p text:style-name="P35"><text:span text:style-name="T57">Application Domain </text:span><text:span text:style-name="T58">(AppDomain)</text:span><text:span text:style-name="T65"> - </text:span><text:span text:style-name="T6">is a logically isolated container inside which the .NET </text:span><text:span text:style-name="T7">c</text:span><text:span text:style-name="T6">ode run</text:span><text:span text:style-name="T46">ning in one application cannot adversely affect other, unrelated applications.</text:span><text:span text:style-name="T6"> </text:span><text:span text:style-name="T7">It </text:span><text:span text:style-name="T6">provide</text:span><text:span text:style-name="T7">s</text:span><text:span text:style-name="T6"> an isolation boundary for security, reliability, versioning, and for unloading assemblies </text:span><text:span text:style-name="T7">and</text:span><text:span text:style-name="T6"> are typically created by runtime hosts, which are responsible for bootstrapping the common language runtime before an application is run. </text:span></text:p>
            </text:list-item>
            <text:list-item>
              <text:p text:style-name="P4"><text:span text:style-name="T54">Common Type System </text:span><text:span text:style-name="T77">(CTS) - </text:span><text:span text:style-name="T47">It follows certain rules according to which a data type should be declared and used in the program code. CTS describes the data types that are going to be used in the application, it helps in calling the data type declared in one program language by other programming languages.</text:span> </text:p>
            </text:list-item>
            <text:list-item>
              <text:p text:style-name="P9">.Net Class Library</text:p>
            </text:list-item>
            <text:list-item>
              <text:p text:style-name="P11">.Net Framework- <text:span text:style-name="T36">The </text:span><text:span text:style-name="T37">the .Net framework i</text:span><text:span text:style-name="T36">s a software development platform that supports an object-oriented approach. It offers services, like memory management, networking, security, and type safety.</text:span><text:span text:style-name="T53"> It supports various languages like C#, VB, Cobol, Perl, .Net, etc. and has a wide variety of tools and functionalities like class, library, and APIs that are used to build, deploy, and run web services and different applications.</text:span></text:p>
            </text:list-item>
            <text:list-item>
              <text:p text:style-name="P11">Profiling</text:p>
            </text:list-item>
          </text:list>
        </text:list-item>
      </text:list>
      <text:p text:style-name="P12"/>
      <text:list xml:id="list180838322268622" text:continue-numbering="true" text:style-name="L8">
        <text:list-item>
          <text:p text:style-name="P13">Framework Class Library<text:span text:style-name="T54"> </text:span>(<text:span text:style-name="T38">FCL</text:span><text:span text:style-name="T36">) -</text:span><text:span text:style-name="T38"> is a collection of reusable types, including classes, interfaces, and data types included in the .NET Framework. It is used for developing a wide variety of applications, as it provides access to system functionality.</text:span><text:span text:style-name="T54"> </text:span></text:p>
          <text:p text:style-name="P13"/>
        </text:list-item>
        <text:list-item>
          <text:p text:style-name="P19"><text:span text:style-name="T40">Base Class Library </text:span><text:span text:style-name="T41">(BCL) -</text:span><text:span text:style-name="T40"> comprises classes, interface, and value types. It is the foundation for building .NET Framework applications, components, and controls.</text:span><text:span text:style-name="T75"> </text:span><text:span text:style-name="T76">It e</text:span><text:span text:style-name="T39">ncapsulates a huge number of common functions and make them easily available for the developers </text:span><text:span text:style-name="T42">and </text:span><text:span text:style-name="T39">provides functionality like threading, input/output, security, diagnostics, resources, globalization, </text:span><text:span text:style-name="T42">namespaces that are used frequently ( i.e. System….),</text:span><text:span text:style-name="T39"> etc.</text:span></text:p>
          <text:list>
            <text:list-header>
              <text:p text:style-name="P9"/>
            </text:list-header>
          </text:list>
        </text:list-item>
        <text:list-item>
          <text:p text:style-name="P9">Common Language Specification (CLS) - helps the developers to use the components that are inter-language compatible with certain rules that come with CLS, it then helps in reusing the code in the other .Net compatible languages.</text:p>
        </text:list-item>
      </text:list>
      <text:p text:style-name="P10"/>
      <text:list xml:id="list180838697842642" text:continue-numbering="true" text:style-name="L8">
        <text:list-item>
          <text:p text:style-name="P35"><text:span text:style-name="T54">Just In Time (JIT) compiler - is used to convert the intermediate code into the native language during execution. </text:span><text:span text:style-name="T6">It is a compiler in CLR responsible for the execution of .NET programs of different languages by converting them into machine code. It speeds up the code execution and supports multiple platforms.</text:span><text:span text:style-name="T56"> </text:span></text:p>
          <text:list>
            <text:list-item>
              <text:p text:style-name="P13">There are 3 types of JIT compilers:</text:p>
              <text:list>
                <text:list-item>
                  <text:p text:style-name="P16"><text:span text:style-name="T77">Pre-JIT Compiler - </text:span><text:span text:style-name="T36">It compiles all the source code into the machine code in a single compilation cycle, i.e. at the application deployment </text:span><text:span text:style-name="T43">time</text:span></text:p>
                </text:list-item>
                <text:list-item>
                  <text:p text:style-name="P16"><text:span text:style-name="T43">Normal JIT Compiler - </text:span><text:span text:style-name="T36">The source code methods required at run-time are compiled into </text:span><text:soft-page-break/><text:span text:style-name="T36">machine code and stored in the cache to be called later. </text:span></text:p>
                </text:list-item>
                <text:list-item>
                  <text:p text:style-name="P16"><text:span text:style-name="T43">Econo JIT Compiler - </text:span><text:span text:style-name="T36">The methods required only at run-time are compiled using this compiler and they are not stored for future use. </text:span></text:p>
                </text:list-item>
              </text:list>
            </text:list-item>
          </text:list>
        </text:list-item>
      </text:list>
      <text:p text:style-name="P25"><text:span text:style-name="Strong_20_Emphasis"><text:span text:style-name="T2"/></text:span></text:p>
      <text:list xml:id="list180837984044992" text:continue-numbering="true" text:style-name="L8">
        <text:list-item>
          <text:p text:style-name="P35"><text:span text:style-name="Strong_20_Emphasis"><text:span text:style-name="T3">LINQ </text:span></text:span><text:span text:style-name="Strong_20_Emphasis"><text:span text:style-name="T10">(Language Integrated Query) was introduced in 2008. It is a set of features that extend query capabilities to the .Net framework language syntax by adding sets of new standard query operators <text:s/>that allows data manipulation </text:span></text:span><text:span text:style-name="Strong_20_Emphasis"><text:span text:style-name="T11">regardless</text:span></text:span><text:span text:style-name="Strong_20_Emphasis"><text:span text:style-name="T10"> of the </text:span></text:span><text:span text:style-name="Strong_20_Emphasis"><text:span text:style-name="T11">data</text:span></text:span><text:span text:style-name="Strong_20_Emphasis"><text:span text:style-name="T10"> source. Supported data sources are: .NET Framework collections, SQL Server databases, ADO.NET Datasets, XML documents, and any collection of objects that support </text:span></text:span><text:span text:style-name="Source_20_Text"><text:span text:style-name="T27">IEnumerable</text:span></text:span><text:span text:style-name="Strong_20_Emphasis"><text:span text:style-name="T10"> or the generic </text:span></text:span><text:span text:style-name="Source_20_Text"><text:span text:style-name="T27">IEnumerable&lt;T&gt;</text:span></text:span><text:span text:style-name="Strong_20_Emphasis"><text:span text:style-name="T10"> interface, in both C# and VB. In short, LINQ bridges the gap between the world of objects and the world of data. </text:span></text:span></text:p>
        </text:list-item>
      </text:list>
      <text:p text:style-name="P40"><text:span text:style-name="Strong_20_Emphasis"><text:span text:style-name="T10"/></text:span></text:p>
      <text:list xml:id="list180838486198828" text:continue-numbering="true" text:style-name="L8">
        <text:list-item>
          <text:p text:style-name="P35"><text:span text:style-name="Strong_20_Emphasis"><text:span text:style-name="T12">In LINQ - Deferred execution means that the query is not executed at the time it is specified. This is accomplished by assigning the query to a variable, the variable stores the query definition but the query is not executed until the query variable is iterated over. ex.</text:span></text:span></text:p>
          <text:list>
            <text:list-header>
              <text:p text:style-name="P35"><text:span text:style-name="Strong_20_Emphasis"><text:span text:style-name="T12">DataContext productContext = new DataContext();</text:span></text:span></text:p>
              <text:p text:style-name="P35"><text:span text:style-name="Strong_20_Emphasis"><text:span text:style-name="T12">var productQuery = from product in productContext.Products</text:span></text:span></text:p>
              <text:list>
                <text:list-header>
                  <text:p text:style-name="P35"><text:span text:style-name="Strong_20_Emphasis"><text:span text:style-name="T12">where product.Type == “SOAPS”</text:span></text:span></text:p>
                  <text:p text:style-name="P35"><text:span text:style-name="Strong_20_Emphasis"><text:span text:style-name="T12">select product; <text:s/>// query is NOT executed here</text:span></text:span></text:p>
                </text:list-header>
              </text:list>
            </text:list-header>
          </text:list>
        </text:list-item>
      </text:list>
      <text:p text:style-name="P40"><text:span text:style-name="Strong_20_Emphasis"><text:span text:style-name="T12"><text:tab/>foreach(var product in productQuery) // query executes here </text:span></text:span></text:p>
      <text:p text:style-name="P40"><text:span text:style-name="Strong_20_Emphasis"><text:span text:style-name="T12"><text:tab/>{</text:span></text:span></text:p>
      <text:p text:style-name="P40"><text:span text:style-name="Strong_20_Emphasis"><text:span text:style-name="T12"><text:tab/> <text:s text:c="3"/>Console.WriteLine(product.Name)</text:span></text:span></text:p>
      <text:p text:style-name="P40"><text:span text:style-name="Strong_20_Emphasis"><text:span text:style-name="T12"><text:tab/>}</text:span></text:span></text:p>
      <text:p text:style-name="P40"><text:span text:style-name="Strong_20_Emphasis"><text:span text:style-name="T12"/></text:span></text:p>
      <text:list xml:id="list3463819466" text:style-name="L9">
        <text:list-item>
          <text:p text:style-name="P36"><text:span text:style-name="Strong_20_Emphasis"><text:span text:style-name="T12">In LINQ – Immediate execution of a query can be useful if the database is being updated frequently, and it’s important in the logic of your program to ensure that the results you’re accessing are those returned at the point in your code where the query was specified. Immediate execution is often forced using a method such as Average, Sum, Count, List, ToList, or ToArray. Example:</text:span></text:span></text:p>
          <text:list>
            <text:list-header>
              <text:p text:style-name="P36"><text:span text:style-name="Strong_20_Emphasis"><text:span text:style-name="T12">DataContext productContext = new DataContext();</text:span></text:span></text:p>
              <text:p text:style-name="P36"><text:span text:style-name="Strong_20_Emphasis"><text:span text:style-name="T12">var productCountQuery = (from product in productContext.Products</text:span></text:span></text:p>
              <text:list>
                <text:list-header>
                  <text:p text:style-name="P36"><text:span text:style-name="Strong_20_Emphasis"><text:span text:style-name="T12">where product.Type == “SOAPS”</text:span></text:span></text:p>
                  <text:p text:style-name="P36"><text:span text:style-name="Strong_20_Emphasis"><text:span text:style-name="T12">select product).Count(); // Query executes here</text:span></text:span></text:p>
                </text:list-header>
              </text:list>
            </text:list-header>
          </text:list>
        </text:list-item>
      </text:list>
      <text:p text:style-name="P25"><text:span text:style-name="Strong_20_Emphasis"><text:span text:style-name="T10"/></text:span></text:p>
      <text:list xml:id="list180838353694392" text:continue-list="list180838486198828" text:style-name="L8">
        <text:list-item>
          <text:p text:style-name="P24"><text:span text:style-name="Strong_20_Emphasis"><text:span text:style-name="T10">Microsoft Intermediate Language (MSIL) provides instructions for calling methods, storing and initializing values, memory handling, exception handling, etc. All the .Net codes are first compiled to </text:span></text:span><text:span text:style-name="Strong_20_Emphasis"><text:span text:style-name="T13">Intermediate Language (</text:span></text:span><text:span text:style-name="Strong_20_Emphasis"><text:span text:style-name="T10">IL</text:span></text:span><text:span text:style-name="Strong_20_Emphasis"><text:span text:style-name="T13">)</text:span></text:span><text:span text:style-name="Strong_20_Emphasis"><text:span text:style-name="T10">.</text:span></text:span></text:p>
          <text:p text:style-name="P24"><text:span text:style-name="Strong_20_Emphasis"><text:span text:style-name="T14"/></text:span></text:p>
        </text:list-item>
        <text:list-item>
          <text:p text:style-name="P24"><text:span text:style-name="Strong_20_Emphasis"><text:span text:style-name="T15">Assembly – the simple collection of all the logical units present, can be considered as a collection of executable and dynamic link library </text:span></text:span><text:span text:style-name="Strong_20_Emphasis"><text:span text:style-name="T13">(</text:span></text:span><text:span text:style-name="Strong_20_Emphasis"><text:span text:style-name="T15">DLL</text:span></text:span><text:span text:style-name="Strong_20_Emphasis"><text:span text:style-name="T13">)</text:span></text:span><text:span text:style-name="Strong_20_Emphasis"><text:span text:style-name="T15"> files. Logical units are entities that are required to build an application and later deploy the application using the .Net framework</text:span></text:span></text:p>
          <text:list>
            <text:list-item>
              <text:p text:style-name="P24"><text:span text:style-name="Strong_20_Emphasis"><text:span text:style-name="T14">Different parts of the Assembly are:</text:span></text:span></text:p>
              <text:list>
                <text:list-item>
                  <text:p text:style-name="P24"><text:span text:style-name="Strong_20_Emphasis"><text:span text:style-name="T14">Manifest (aka – assembly metadata): it has the information about the version of the assembly</text:span></text:span></text:p>
                </text:list-item>
                <text:list-item>
                  <text:p text:style-name="P24"><text:span text:style-name="Strong_20_Emphasis"><text:span text:style-name="T14">Type Metadata: contains the binary information of the program</text:span></text:span></text:p>
                </text:list-item>
                <text:list-item>
                  <text:p text:style-name="P24"><text:span text:style-name="Strong_20_Emphasis"><text:span text:style-name="T14">MSIL</text:span></text:span></text:p>
                </text:list-item>
                <text:list-item>
                  <text:p text:style-name="P24"><text:span text:style-name="Strong_20_Emphasis"><text:span text:style-name="T14">Resources: list of related files</text:span></text:span></text:p>
                </text:list-item>
              </text:list>
            </text:list-item>
            <text:list-item>
              <text:p text:style-name="P24"><text:span text:style-name="Strong_20_Emphasis"><text:span text:style-name="T11">There are two types of assemblies: Private and Shared</text:span></text:span></text:p>
              <text:list>
                <text:list-item>
                  <text:p text:style-name="P24"><text:soft-page-break/><text:span text:style-name="Strong_20_Emphasis"><text:span text:style-name="T11">Private assembly is accessible only to the application, it is installed in the installation directory of the application</text:span></text:span></text:p>
                </text:list-item>
                <text:list-item>
                  <text:p text:style-name="P14"><text:span text:style-name="Strong_20_Emphasis"><text:span text:style-name="T44">Shared assembly can be shared by multiple applications, it is installed in the </text:span></text:span><text:span text:style-name="Strong_20_Emphasis"><text:span text:style-name="T45">Global Assembly Cache (</text:span></text:span><text:span text:style-name="Strong_20_Emphasis"><text:span text:style-name="T44">GAC</text:span></text:span><text:span text:style-name="Strong_20_Emphasis"><text:span text:style-name="T45">) which is a folder specifically designed to be shared by all applications executed on a system</text:span></text:span></text:p>
                </text:list-item>
              </text:list>
            </text:list-item>
          </text:list>
        </text:list-item>
      </text:list>
      <text:p text:style-name="P15"><text:span text:style-name="Strong_20_Emphasis"><text:span text:style-name="T45"/></text:span></text:p>
      <text:list xml:id="list180838091198981" text:continue-numbering="true" text:style-name="L8">
        <text:list-item>
          <text:p text:style-name="P35"><text:span text:style-name="Strong_20_Emphasis"><text:span text:style-name="T59">EXE and DLL are assembly executable modules.</text:span></text:span></text:p>
        </text:list-item>
      </text:list>
      <text:p text:style-name="P40"><text:span text:style-name="Strong_20_Emphasis"><text:span text:style-name="T9"><text:tab/>EXE - </text:span></text:span><text:span text:style-name="T9">executable file that runs the application for which it is designed. When we build an <text:tab/>application, an exe file is generated. The assemblies are loaded directly when we run an <text:tab/>exe, an exe file cannot be shared with other applications.</text:span></text:p>
      <text:p text:style-name="P40"><text:span text:style-name="Strong_20_Emphasis"><text:span text:style-name="T9"><text:tab/>DLL - </text:span></text:span><text:span text:style-name="T9">stands for dynamic link library, </text:span><text:span text:style-name="T16">it</text:span><text:span text:style-name="T9"> consists of code that needs to be hidden. The <text:tab/>code is encapsulated in this library, an application can have many DLLs and can also be <text:tab/>shared with other applications.</text:span></text:p>
      <text:p text:style-name="P40"/>
      <text:list xml:id="list180838421648540" text:continue-numbering="true" text:style-name="L8">
        <text:list-item>
          <text:p text:style-name="P9">What is the difference between Response.Redirect and Server.Transfer?</text:p>
          <text:list>
            <text:list-item>
              <text:p text:style-name="P9">Response.Redirect redirects the user’s browser to another page or site, the history of the browser is updated to reflect the new address. It also preforms a trip back to the client where the client’s browser is redirected to the new page</text:p>
            </text:list-item>
            <text:list-item>
              <text:p text:style-name="P9">Server.Transfer transfers from one page to the other without making any round trip back to the client’s browser and the history is not updated.</text:p>
            </text:list-item>
          </text:list>
        </text:list-item>
      </text:list>
      <text:p text:style-name="P10"/>
      <text:list xml:id="list180838974588770" text:continue-numbering="true" text:style-name="L8">
        <text:list-item>
          <text:p text:style-name="P35"><text:span text:style-name="Strong_20_Emphasis"><text:span text:style-name="T61">What is cross-page posting?</text:span></text:span></text:p>
          <text:list>
            <text:list-item>
              <text:p text:style-name="P21">Whenever we click on a submit button on a page, the data is stored on the same page. But if the data is stored on a different page, it is known as a cross-page posting.</text:p>
            </text:list-item>
            <text:list-item>
              <text:p text:style-name="P21">Cross-page posting can be achieved by POSTBACKURL property which causes the postback.</text:p>
            </text:list-item>
            <text:list-item>
              <text:p text:style-name="P20">FindControl method can be used to get the values that are posted on this page to which the page has been posted.</text:p>
              <text:p text:style-name="P9"/>
            </text:list-item>
          </text:list>
        </text:list-item>
        <text:list-item>
          <text:p text:style-name="P9">Differences between Managed code and Unmanaged code:</text:p>
          <text:list>
            <text:list-item>
              <text:p text:style-name="P26">Managed code is a code created by the .NET compiler. It does not depend on the architecture of the target machine because it is executed by the CLR, and not by the operating system itself. CLR and managed code offers developers few benefits, like garbage collection, type checking and exceptions handling.</text:p>
            </text:list-item>
            <text:list-item>
              <text:p text:style-name="P35"><text:span text:style-name="T8">U</text:span><text:span text:style-name="T6">nmanaged code is directly compiled to native machine code and depends on the architecture of the target machine. It is executed directly by the operating system. In the unmanaged code, the developer has to make sure he is dealing with memory usage and allocation (especially because of memory leaks), type safety and exceptions manually.</text:span></text:p>
            </text:list-item>
            <text:list-item>
              <text:p text:style-name="P27">In .NET, Visual Basic and C# compiler creates managed code. To get unmanaged code, the application has to be written in C or C++.</text:p>
            </text:list-item>
          </text:list>
        </text:list-item>
      </text:list>
      <text:p text:style-name="P10"/>
      <text:list xml:id="list180838772299762" text:continue-numbering="true" text:style-name="L8">
        <text:list-item>
          <text:p text:style-name="P24">How does managed code execute in .Net framework?</text:p>
          <text:list>
            <text:list-item>
              <text:p text:style-name="P24"><text:span text:style-name="T78">F</text:span>our main steps that are included in the execution of managed code:</text:p>
              <text:list>
                <text:list-item>
                  <text:p text:style-name="P24">Choos<text:span text:style-name="T78">e</text:span> a compiler <text:span text:style-name="T78">depending on the language of the cod</text:span>e written </text:p>
                </text:list-item>
                <text:list-item>
                  <text:p text:style-name="P24">Conver<text:span text:style-name="T78">t</text:span> the code into Intermediate Language (IL) using a compiler</text:p>
                </text:list-item>
                <text:list-item>
                  <text:p text:style-name="P24">IL <text:span text:style-name="T78">is</text:span> <text:span text:style-name="T78">targete</text:span>d to CLR which converts it to native code using JIT</text:p>
                </text:list-item>
                <text:list-item>
                  <text:p text:style-name="P24">Native code is executed using the .Net runtime</text:p>
                </text:list-item>
              </text:list>
            </text:list-item>
          </text:list>
        </text:list-item>
      </text:list>
      <text:p text:style-name="P40"><text:span text:style-name="Strong_20_Emphasis"><text:span text:style-name="T79"/></text:span></text:p>
      <text:list xml:id="list180837714037504" text:continue-numbering="true" text:style-name="L8">
        <text:list-item>
          <text:p text:style-name="P35"><text:span text:style-name="Strong_20_Emphasis"><text:span text:style-name="T79">Code Access Security (CAS) – is part of a security model that prevents unauthorized access to </text:span></text:span><text:soft-page-break/><text:span text:style-name="Strong_20_Emphasis"><text:span text:style-name="T79">the resources, it enables users to set permissions for the code that CLR then executes depending on the permissions. CAS can only be used for managed code. If an assembly uses CAS it is treated as only partially trusted although it goes through checks each time an assembly tries to access the resources</text:span></text:span></text:p>
          <text:p text:style-name="P35"><text:span text:style-name="Strong_20_Emphasis"><text:span text:style-name="T79"/></text:span></text:p>
        </text:list-item>
        <text:list-item>
          <text:p text:style-name="P35"><text:span text:style-name="Strong_20_Emphasis"><text:span text:style-name="T80">Model View Controller (MVC) – is an architecture</text:span></text:span><text:span text:style-name="Strong_20_Emphasis"><text:span text:style-name="T62"> </text:span></text:span><text:span text:style-name="Strong_20_Emphasis"><text:span text:style-name="T49">model that is used to build</text:span></text:span><text:span text:style-name="Strong_20_Emphasis"><text:span text:style-name="T62"> <text:s/>.</text:span></text:span><text:span text:style-name="Strong_20_Emphasis"><text:span text:style-name="T80">Net applications</text:span></text:span></text:p>
          <text:list>
            <text:list-item>
              <text:p text:style-name="P35"><text:span text:style-name="Strong_20_Emphasis"><text:span text:style-name="T80">Model - logical part of any application that handles the object storage and retrieval from the databases for an application</text:span></text:span></text:p>
            </text:list-item>
            <text:list-item>
              <text:p text:style-name="P35"><text:span text:style-name="Strong_20_Emphasis"><text:span text:style-name="T80">View – handles the user interface (UI) of an application, gets the information from the models for their display</text:span></text:span></text:p>
            </text:list-item>
            <text:list-item>
              <text:p text:style-name="P35"><text:span text:style-name="Strong_20_Emphasis"><text:span text:style-name="T80">Controller – handles the user interactions, figure out the responses for the user input and render the View that is required for the user interaction </text:span></text:span></text:p>
            </text:list-item>
          </text:list>
        </text:list-item>
      </text:list>
      <text:p text:style-name="P40"><text:span text:style-name="Strong_20_Emphasis"><text:span text:style-name="T80"/></text:span></text:p>
      <text:list xml:id="list180838258131985" text:continue-numbering="true" text:style-name="L8">
        <text:list-item>
          <text:p text:style-name="P35"><text:span text:style-name="Strong_20_Emphasis"><text:span text:style-name="T81">State management is used to constantly monitor and maintain the state of objects in run-time (a web page or a controller is considered an object) There are two types of state management:</text:span></text:span></text:p>
          <text:list>
            <text:list-item>
              <text:p text:style-name="P35"><text:span text:style-name="Strong_20_Emphasis"><text:span text:style-name="T84">Client-side</text:span></text:span><text:span text:style-name="Strong_20_Emphasis"><text:span text:style-name="T81">: used to store information on the client’s machine and is formed mostly of reusable and simple objects</text:span></text:span></text:p>
            </text:list-item>
            <text:list-item>
              <text:p text:style-name="P35"><text:span text:style-name="Strong_20_Emphasis"><text:span text:style-name="T84">Server-side</text:span></text:span><text:span text:style-name="Strong_20_Emphasis"><text:span text:style-name="T81">: stores the information on the server and makes it easier to manage and preserve the information on the server</text:span></text:span></text:p>
            </text:list-item>
          </text:list>
        </text:list-item>
      </text:list>
      <text:p text:style-name="P40"><text:span text:style-name="Strong_20_Emphasis"><text:span text:style-name="T82"/></text:span></text:p>
      <text:list xml:id="list180837057447594" text:continue-numbering="true" text:style-name="L8">
        <text:list-item>
          <text:p text:style-name="P35"><text:span text:style-name="Strong_20_Emphasis"><text:span text:style-name="T79">different validators in ASP.NET?</text:span></text:span></text:p>
          <text:list>
            <text:list-item>
              <text:p text:style-name="P35"><text:span text:style-name="Strong_20_Emphasis"><text:span text:style-name="T1">Client-side</text:span></text:span><text:span text:style-name="Strong_20_Emphasis"><text:span text:style-name="T4"> validation – </text:span></text:span><text:span text:style-name="T4">When the validation takes place on the client-side browser, it is called client-side validation. Usually, JavaScript is used for client-side validation.</text:span></text:p>
            </text:list-item>
            <text:list-item>
              <text:p text:style-name="P35"><text:span text:style-name="Strong_20_Emphasis"><text:span text:style-name="T1">Server-side</text:span></text:span><text:span text:style-name="Strong_20_Emphasis"><text:span text:style-name="T4"> validation – </text:span></text:span><text:span text:style-name="T4">When the validation takes place on the server then it is called server-side validation. Server-side validation is considered as a secure form of validation because even if the user bypasses the client-side validation we can still catch it in server-side validation.</text:span></text:p>
            </text:list-item>
          </text:list>
        </text:list-item>
      </text:list>
      <text:p text:style-name="P40"><text:span text:style-name="Strong_20_Emphasis"><text:span text:style-name="T81"/></text:span></text:p>
      <text:list xml:id="list180837426348964" text:continue-numbering="true" text:style-name="L8">
        <text:list-item>
          <text:p text:style-name="P35"><text:span text:style-name="Strong_20_Emphasis"><text:span text:style-name="T59">Caching is a term used when the data has to be temporarily stored in the memory so that an application can access it quickly rather than looking for it in a hard drive. This speeds up the execution to an exponential pace and helps massively in terms of performance.</text:span></text:span></text:p>
          <text:list>
            <text:list-item>
              <text:p text:style-name="P17">There are three types of caching:</text:p>
              <text:list>
                <text:list-item>
                  <text:p text:style-name="P17">Data caching</text:p>
                </text:list-item>
                <text:list-item>
                  <text:p text:style-name="P17">Page caching</text:p>
                </text:list-item>
                <text:list-item>
                  <text:p text:style-name="P17">Fragment caching</text:p>
                </text:list-item>
              </text:list>
            </text:list-item>
          </text:list>
        </text:list-item>
      </text:list>
      <text:p text:style-name="P18"/>
      <text:list xml:id="list180838253692712" text:continue-numbering="true" text:style-name="L8">
        <text:list-item>
          <text:p text:style-name="P35"><text:span text:style-name="Strong_20_Emphasis"><text:span text:style-name="T61">There are five main types of constructor classes in C# as listed below:</text:span></text:span></text:p>
          <text:list>
            <text:list-item>
              <text:p text:style-name="P35"><text:span text:style-name="T61">Copy constructo</text:span><text:span text:style-name="T63">r</text:span></text:p>
            </text:list-item>
            <text:list-item>
              <text:p text:style-name="P21">Default constructor</text:p>
            </text:list-item>
            <text:list-item>
              <text:p text:style-name="P21">Parameterized constructor</text:p>
            </text:list-item>
            <text:list-item>
              <text:p text:style-name="P21">Private constructor</text:p>
            </text:list-item>
            <text:list-item>
              <text:p text:style-name="P21">Static constructor</text:p>
              <text:p text:style-name="P21"/>
            </text:list-item>
          </text:list>
        </text:list-item>
        <text:list-item>
          <text:p text:style-name="P35"><text:span text:style-name="Strong_20_Emphasis"><text:span text:style-name="T17">A Session object stores information and variables about a user and retains it through the session</text:span></text:span><text:span text:style-name="Strong_20_Emphasis"><text:span text:style-name="T60"> </text:span></text:span><text:span text:style-name="Strong_20_Emphasis"><text:span text:style-name="T51">There are numerous advantages of making use of a session are as mentioned below:</text:span></text:span></text:p>
          <text:list>
            <text:list-item>
              <text:p text:style-name="P16">It is used to store user data across the span of an application.</text:p>
            </text:list-item>
            <text:list-item>
              <text:p text:style-name="P16">It is very easy to implement and store any sort of object in the program.</text:p>
            </text:list-item>
            <text:list-item>
              <text:p text:style-name="P16">Individual entities of user data can be stored separately if required.</text:p>
            </text:list-item>
            <text:list-item>
              <text:p text:style-name="P35"><text:span text:style-name="T56">The session is secure, and objects get stored on the runtime server. </text:span><text:span text:style-name="T48">Yes, it is possible to </text:span><text:soft-page-break/><text:span text:style-name="T48">manually set a session’s out time. It can easily be done by manipulating the web.config file.</text:span></text:p>
              <text:p text:style-name="P22"><text:s/></text:p>
            </text:list-item>
          </text:list>
        </text:list-item>
        <text:list-item>
          <text:p text:style-name="P35"><text:span text:style-name="Strong_20_Emphasis"><text:span text:style-name="T61">Garbage collection is a process that is used to maintain various aspects of memory to prevent memory leaks during program execution. </text:span></text:span><text:span text:style-name="T55">An entity called the garbage collector is used to allocate and de-allocate memory as and when required by an application. This is done by performing checks on the references of variables and objects used by the application. If an object is no longer required by the application, the memory is de-allocated and freed up. The three generations of garbage collection are:</text:span></text:p>
          <text:list>
            <text:list-item>
              <text:p text:style-name="P35"><text:span text:style-name="Strong_20_Emphasis"><text:span text:style-name="T52">Gen 0</text:span></text:span><text:span text:style-name="T48">: Stores short-lived objects</text:span></text:p>
            </text:list-item>
            <text:list-item>
              <text:p text:style-name="P35"><text:span text:style-name="Strong_20_Emphasis"><text:span text:style-name="T52">Gen 1</text:span></text:span><text:span text:style-name="T48">: Objects moved from Gen 0 live here</text:span></text:p>
            </text:list-item>
            <text:list-item>
              <text:p text:style-name="P35"><text:span text:style-name="Strong_20_Emphasis"><text:span text:style-name="T52">Gen 2</text:span></text:span><text:span text:style-name="T48">: Stores long-lived objects and Gen 1 objects</text:span></text:p>
            </text:list-item>
          </text:list>
        </text:list-item>
      </text:list>
      <text:p text:style-name="P23"/>
      <text:list xml:id="list180838661434399" text:continue-numbering="true" text:style-name="L8">
        <text:list-item>
          <text:p text:style-name="P35"><text:span text:style-name="Strong_20_Emphasis"><text:span text:style-name="T17">There are two types of memories present in .NET </text:span></text:span><text:span text:style-name="Strong_20_Emphasis"><text:span text:style-name="T16">Stack and Heap</text:span></text:span><text:span text:style-name="Strong_20_Emphasis"><text:span text:style-name="T17">. </text:span></text:span></text:p>
          <text:list>
            <text:list-item>
              <text:p text:style-name="P35"><text:span text:style-name="Strong_20_Emphasis"><text:span text:style-name="T17">Stack are stored value types </text:span></text:span><text:span text:style-name="Strong_20_Emphasis"><text:span text:style-name="T16">u</text:span></text:span><text:span text:style-name="Strong_20_Emphasis"><text:span text:style-name="T17">sed for static memory allocation <text:s/>(types inherited from </text:span></text:span><text:span text:style-name="Strong_20_Emphasis"><text:span text:style-name="T19">System.ValueType</text:span></text:span><text:span text:style-name="Strong_20_Emphasis"><text:span text:style-name="T17"> the Stack is responsible for keeping track of what is actually executing and where each executing thread is (each thread has its own Stack). </text:span></text:span></text:p>
            </text:list-item>
            <text:list-item>
              <text:p text:style-name="P35"><text:span text:style-name="T67">The Heap, </text:span><text:span text:style-name="Strong_20_Emphasis"><text:span text:style-name="T16">is u</text:span></text:span><text:span text:style-name="Strong_20_Emphasis"><text:span text:style-name="T17">sed for dynamic memory allocation</text:span></text:span><text:span text:style-name="T67">, is responsible for keeping track of the data, or more precise objects, </text:span><text:span text:style-name="T68">a</text:span><text:span text:style-name="Strong_20_Emphasis"><text:span text:style-name="T17">re stored reference types (types inherited fro</text:span></text:span><text:span text:style-name="Strong_20_Emphasis"><text:span text:style-name="T19">m System.Object</text:span></text:span><text:span text:style-name="Strong_20_Emphasis"><text:span text:style-name="T17">).</text:span></text:span></text:p>
            </text:list-item>
          </text:list>
        </text:list-item>
      </text:list>
      <text:p text:style-name="P8"/>
      <text:list xml:id="list180836935807311" text:continue-numbering="true" text:style-name="L8">
        <text:list-item>
          <text:p text:style-name="P35"><text:span text:style-name="Strong_20_Emphasis"><text:span text:style-name="T20">Differences between Interface and Abstract Class</text:span></text:span></text:p>
          <text:list>
            <text:list-item>
              <text:p text:style-name="P35"><text:span text:style-name="Strong_20_Emphasis"><text:span text:style-name="T17">An </text:span></text:span><text:span text:style-name="Strong_20_Emphasis"><text:span text:style-name="T18">interface</text:span></text:span><text:span text:style-name="Strong_20_Emphasis"><text:span text:style-name="T17"> declares a contract or a behavior that implementing classes should have. It may declare only properties, methods, and events with no access modifiers. All the declared members must be implemented. </text:span></text:span></text:p>
            </text:list-item>
            <text:list-item>
              <text:p text:style-name="P35"><text:span text:style-name="T9">An </text:span><text:span text:style-name="Strong_20_Emphasis"><text:span text:style-name="T21">abstract class </text:span></text:span><text:span text:style-name="T9">provides a partial implementation for a functionality and some abstract/virtual members </text:span><text:span text:style-name="T22">that must be</text:span><text:span text:style-name="T9"> implemented by the inheriting entities. </text:span><text:span text:style-name="T23">Used to </text:span><text:span text:style-name="T9">declare </text:span><text:span text:style-name="T23">properties, methods, events, and</text:span><text:span text:style-name="T9"> fields. </text:span></text:p>
            </text:list-item>
            <text:list-item>
              <text:p text:style-name="P6">Neither interfaces nor abstract classes can be instantiated.</text:p>
            </text:list-item>
          </text:list>
        </text:list-item>
      </text:list>
      <text:p text:style-name="P8"/>
      <text:list xml:id="list180838230673250" text:continue-numbering="true" text:style-name="L8">
        <text:list-item>
          <text:p text:style-name="P35"><text:span text:style-name="Strong_20_Emphasis"><text:span text:style-name="T20">Differences between </text:span></text:span><text:span text:style-name="Strong_20_Emphasis"><text:span text:style-name="T24">Class</text:span></text:span><text:span text:style-name="Strong_20_Emphasis"><text:span text:style-name="T20"> and </text:span></text:span><text:span text:style-name="Strong_20_Emphasis"><text:span text:style-name="T24">Object:</text:span></text:span></text:p>
          <text:list>
            <text:list-item>
              <text:p text:style-name="P35"><text:span text:style-name="Strong_20_Emphasis"><text:span text:style-name="T24">class is the definition of an object, it is the template or blueprint for the object</text:span></text:span></text:p>
            </text:list-item>
            <text:list-item>
              <text:p text:style-name="P35"><text:span text:style-name="Strong_20_Emphasis"><text:span text:style-name="T24">class describes all the methods, properties, etc</text:span></text:span></text:p>
            </text:list-item>
            <text:list-item>
              <text:p text:style-name="P35"><text:span text:style-name="Strong_20_Emphasis"><text:span text:style-name="T24">object is an instance of a class, a class does not become an object unless instantiated</text:span></text:span></text:p>
            </text:list-item>
            <text:list-item>
              <text:p text:style-name="P35"><text:span text:style-name="Strong_20_Emphasis"><text:span text:style-name="T24">an object is used to access those properties from the class</text:span></text:span></text:p>
            </text:list-item>
          </text:list>
        </text:list-item>
      </text:list>
      <text:p text:style-name="P40"><text:span text:style-name="Strong_20_Emphasis"><text:span text:style-name="T24"/></text:span></text:p>
      <text:list xml:id="list180837902243601" text:continue-numbering="true" text:style-name="L8">
        <text:list-item>
          <text:p text:style-name="P35"><text:span text:style-name="Strong_20_Emphasis"><text:span text:style-name="T69">D</text:span></text:span><text:span text:style-name="Strong_20_Emphasis"><text:span text:style-name="T67">ifferences </text:span></text:span><text:span text:style-name="Strong_20_Emphasis"><text:span text:style-name="T70">between</text:span></text:span><text:span text:style-name="Strong_20_Emphasis"><text:span text:style-name="T67"> constants and read-only variable</text:span></text:span><text:span text:style-name="Strong_20_Emphasis"><text:span text:style-name="T69">s</text:span></text:span><text:span text:style-name="Strong_20_Emphasis"><text:span text:style-name="T67">:</text:span></text:span></text:p>
          <text:list>
            <text:list-item>
              <text:p text:style-name="P6">Constants are evaluated at compile time, while the read-only variables are evaluated at run time.</text:p>
            </text:list-item>
            <text:list-item>
              <text:p text:style-name="P6">Constants support only value-type variables (the only exception being strings), while read-only variables can hold reference-type variables.</text:p>
            </text:list-item>
            <text:list-item>
              <text:p text:style-name="P6">Constants should be used when the value is not changing during run time, and read-only variables are used mostly when their actual value is unknown before run time.</text:p>
            </text:list-item>
            <text:list-item>
              <text:p text:style-name="P35"><text:span text:style-name="Strong_20_Emphasis"><text:span text:style-name="T24">Read-only variables can only be initialized at the time of declaration or in a constructor</text:span></text:span></text:p>
            </text:list-item>
          </text:list>
        </text:list-item>
      </text:list>
      <text:p text:style-name="P40"><text:span text:style-name="Strong_20_Emphasis"><text:span text:style-name="T24"/></text:span></text:p>
      <text:list xml:id="list180837232345157" text:continue-numbering="true" text:style-name="L8">
        <text:list-item>
          <text:p text:style-name="P35"><text:span text:style-name="Strong_20_Emphasis"><text:span text:style-name="T22">Differences between function and stored procedure</text:span></text:span></text:p>
          <text:list>
            <text:list-item>
              <text:p text:style-name="P35"><text:span text:style-name="Strong_20_Emphasis"><text:span text:style-name="T22">Function</text:span></text:span></text:p>
              <text:list>
                <text:list-item>
                  <text:p text:style-name="P35"><text:span text:style-name="Strong_20_Emphasis"><text:span text:style-name="T22">function must return a single value, it can only have the input parameter</text:span></text:span></text:p>
                </text:list-item>
                <text:list-item>
                  <text:p text:style-name="P35"><text:span text:style-name="Strong_20_Emphasis"><text:span text:style-name="T22">exception handling is not possible using a try-catch block</text:span></text:span></text:p>
                </text:list-item>
                <text:list-item>
                  <text:p text:style-name="P35"><text:span text:style-name="Strong_20_Emphasis"><text:span text:style-name="T22">a stored procedure cannot be called from a function</text:span></text:span></text:p>
                </text:list-item>
              </text:list>
            </text:list-item>
            <text:list-item>
              <text:p text:style-name="P35"><text:soft-page-break/><text:span text:style-name="Strong_20_Emphasis"><text:span text:style-name="T22">Stored Procedure</text:span></text:span></text:p>
              <text:list>
                <text:list-item>
                  <text:p text:style-name="P35"><text:span text:style-name="Strong_20_Emphasis"><text:span text:style-name="T22">always used to perform a specific task</text:span></text:span></text:p>
                </text:list-item>
                <text:list-item>
                  <text:p text:style-name="P35"><text:span text:style-name="Strong_20_Emphasis"><text:span text:style-name="T22">can have both input and output parameters</text:span></text:span></text:p>
                </text:list-item>
                <text:list-item>
                  <text:p text:style-name="P35"><text:span text:style-name="Strong_20_Emphasis"><text:span text:style-name="T22">exception handling can be done using a try-catch block</text:span></text:span></text:p>
                </text:list-item>
                <text:list-item>
                  <text:p text:style-name="P35"><text:span text:style-name="Strong_20_Emphasis"><text:span text:style-name="T22">a function can be called from a procedure</text:span></text:span></text:p>
                  <text:p text:style-name="P35"><text:span text:style-name="Strong_20_Emphasis"><text:span text:style-name="T22"/></text:span></text:p>
                </text:list-item>
              </text:list>
            </text:list-item>
          </text:list>
        </text:list-item>
        <text:list-item>
          <text:p text:style-name="P28">Differences between Custom control and user control</text:p>
          <text:list>
            <text:list-item>
              <text:p text:style-name="P28">Custom control – derives from control, dynamic layout, defines a single control, has full toolbox support, and is loosely coupled</text:p>
            </text:list-item>
            <text:list-item>
              <text:p text:style-name="P30"><text:span text:style-name="Strong_20_Emphasis"><text:span text:style-name="T9">User control – dervies from UserControl, static layout, defines a set of concepts, cannot be added to the toolbox, and is tightly coupled</text:span></text:span></text:p>
            </text:list-item>
          </text:list>
        </text:list-item>
      </text:list>
      <text:p text:style-name="P40"><text:span text:style-name="Strong_20_Emphasis"><text:span text:style-name="T22"/></text:span></text:p>
      <text:list xml:id="list180838782254491" text:continue-numbering="true" text:style-name="L8">
        <text:list-item>
          <text:p text:style-name="P35"><text:span text:style-name="Strong_20_Emphasis"><text:span text:style-name="T25">Explain localization and globalization:</text:span></text:span></text:p>
          <text:list>
            <text:list-item>
              <text:p text:style-name="P35"><text:span text:style-name="Strong_20_Emphasis"><text:span text:style-name="T25">Localization- means changing the already globalized application to a specific language or culture. Microsoft.Extensions.Localization is used to localize the application content.</text:span></text:span></text:p>
            </text:list-item>
            <text:list-item>
              <text:p text:style-name="P35"><text:span text:style-name="Strong_20_Emphasis"><text:span text:style-name="T25">Globalization – is the process of developing applications to support multiple languages. Existing applications can also be converted to support multiple languages</text:span></text:span></text:p>
            </text:list-item>
          </text:list>
        </text:list-item>
      </text:list>
      <text:p text:style-name="P8"/>
      <text:list xml:id="list180836923431964" text:continue-numbering="true" text:style-name="L8">
        <text:list-item>
          <text:p text:style-name="P35"><text:span text:style-name="Strong_20_Emphasis"><text:span text:style-name="T67">A delegate in .NET</text:span></text:span><text:span text:style-name="Strong_20_Emphasis"><text:span text:style-name="T9"> works similar</text:span></text:span><text:span text:style-name="Strong_20_Emphasis"><text:span text:style-name="T23">ly</text:span></text:span><text:span text:style-name="Strong_20_Emphasis"><text:span text:style-name="T9"> to that of a function pointer of other programming languages. It provides a way to encapsulate the reference of a method in an object. </text:span></text:span><text:span text:style-name="T64">A delegate object can be easily passed to a program after this, and then a method, which was referenced earlier, can be called. Custom events can also be created in the class using a delegate. </text:span><text:span text:style-name="T66">W</text:span><text:span text:style-name="Strong_20_Emphasis"><text:span text:style-name="T67">e c</text:span></text:span><text:span text:style-name="Strong_20_Emphasis"><text:span text:style-name="T71">an</text:span></text:span><text:span text:style-name="Strong_20_Emphasis"><text:span text:style-name="T67"> use </text:span></text:span><text:span text:style-name="Strong_20_Emphasis"><text:span text:style-name="T71">a </text:span></text:span><text:span text:style-name="Strong_20_Emphasis"><text:span text:style-name="T67">delegate to create custom event within a class. For example,</text:span></text:span></text:p>
        </text:list-item>
      </text:list>
      <text:p text:style-name="P40"><text:span text:style-name="Source_20_Text"><text:span text:style-name="T28"><text:tab/>public delegate void FooDelegate()</text:span></text:span><text:span text:style-name="Source_20_Text"><text:span text:style-name="T29">;</text:span></text:span></text:p>
      <text:p text:style-name="P40"><text:span text:style-name="Source_20_Text"><text:span text:style-name="T28"><text:tab/>class</text:span></text:span><text:span text:style-name="Source_20_Text"><text:span text:style-name="T29"> </text:span></text:span><text:span text:style-name="Source_20_Text"><text:span text:style-name="T28">FooClass</text:span></text:span></text:p>
      <text:p text:style-name="P40"><text:span text:style-name="Source_20_Text"><text:span text:style-name="T67"><text:tab/>{</text:span></text:span></text:p>
      <text:p text:style-name="P40"><text:span text:style-name="Source_20_Text"><text:span text:style-name="T34"><text:tab/> <text:s text:c="3"/></text:span></text:span><text:span text:style-name="Source_20_Text"><text:span text:style-name="T28">// custom event</text:span></text:span></text:p>
      <text:p text:style-name="P40"><text:span text:style-name="Source_20_Text"><text:span text:style-name="T34"><text:tab/> <text:s text:c="3"/></text:span></text:span><text:span text:style-name="Source_20_Text"><text:span text:style-name="T28">public</text:span></text:span><text:span text:style-name="Source_20_Text"><text:span text:style-name="T29"> </text:span></text:span><text:span text:style-name="Source_20_Text"><text:span text:style-name="T28">event</text:span></text:span><text:span text:style-name="Source_20_Text"><text:span text:style-name="T29"> FooDelegate FooEvent;</text:span></text:span></text:p>
      <text:p text:style-name="P40"><text:span text:style-name="Source_20_Text"><text:span text:style-name="T67"><text:tab/>}</text:span></text:span></text:p>
      <text:p text:style-name="P40"><text:span text:style-name="Source_20_Text"><text:span text:style-name="T29"><text:tab/>FooClass FooObj = </text:span></text:span><text:span text:style-name="Source_20_Text"><text:span text:style-name="T28">new</text:span></text:span><text:span text:style-name="Source_20_Text"><text:span text:style-name="T29"> FooClass()</text:span></text:span></text:p>
      <text:p text:style-name="P40"><text:span text:style-name="Source_20_Text"><text:span text:style-name="T29"><text:tab/>FooObj.FooEvent += </text:span></text:span><text:span text:style-name="Source_20_Text"><text:span text:style-name="T28">new</text:span></text:span><text:span text:style-name="Source_20_Text"><text:span text:style-name="T29"> FooDelegate();</text:span></text:span></text:p>
      <text:p text:style-name="P40"><text:span text:style-name="Source_20_Text"><text:span text:style-name="T29"/></text:span></text:p>
      <text:list xml:id="list180837788042281" text:continue-numbering="true" text:style-name="L8">
        <text:list-item>
          <text:p text:style-name="P35"><text:span text:style-name="Strong_20_Emphasis"><text:span text:style-name="T68">What are methods provided to System.Object’s deriving class types?</text:span></text:span></text:p>
          <text:list>
            <text:list-item>
              <text:p text:style-name="P35"><text:span text:style-name="Strong_20_Emphasis"><text:span text:style-name="T68">System.Object is the parent class of all .Net classes (implicit, explicit, or user-created) derive from the System.Object class.</text:span></text:span></text:p>
            </text:list-item>
            <text:list-item>
              <text:p text:style-name="P35"><text:span text:style-name="Strong_20_Emphasis"><text:span text:style-name="T67">System.Object provides the following important methods, among others:</text:span></text:span></text:p>
              <text:list>
                <text:list-item>
                  <text:p text:style-name="P35"><text:span text:style-name="Source_20_Text"><text:span text:style-name="T30">ToString</text:span></text:span><text:span text:style-name="T9">—Returns a string that represents the current object</text:span></text:p>
                </text:list-item>
                <text:list-item>
                  <text:p text:style-name="P35"><text:span text:style-name="T9">both overrides of </text:span><text:span text:style-name="Source_20_Text"><text:span text:style-name="T30">Equals(object)</text:span></text:span><text:span text:style-name="T9">, </text:span><text:span text:style-name="Source_20_Text"><text:span text:style-name="T30">Equals(object, object)</text:span></text:span></text:p>
                </text:list-item>
                <text:list-item>
                  <text:p text:style-name="P35"><text:span text:style-name="Source_20_Text"><text:span text:style-name="T67">GetHashCod</text:span></text:span><text:span text:style-name="Source_20_Text"><text:span text:style-name="T68">e</text:span></text:span></text:p>
                </text:list-item>
                <text:list-item>
                  <text:p text:style-name="P35"><text:span text:style-name="Source_20_Text"><text:span text:style-name="T67">Finalize</text:span></text:span></text:p>
                </text:list-item>
                <text:list-item>
                  <text:p text:style-name="P35"><text:span text:style-name="Source_20_Text"><text:span text:style-name="T67">GetType</text:span></text:span></text:p>
                </text:list-item>
                <text:list-item>
                  <text:p text:style-name="P35"><text:span text:style-name="Source_20_Text"><text:span text:style-name="T67">ReferenceEquals</text:span></text:span></text:p>
                </text:list-item>
                <text:list-item>
                  <text:p text:style-name="P35"><text:span text:style-name="Source_20_Text"><text:span text:style-name="T67">MemberwiseClone</text:span></text:span></text:p>
                </text:list-item>
              </text:list>
            </text:list-item>
            <text:list-item>
              <text:p text:style-name="P6">Most of these methods provide the basic implementation required of any type that a developer will work with in the .NET stack.</text:p>
            </text:list-item>
          </text:list>
          <text:p text:style-name="P6"><text:soft-page-break/></text:p>
        </text:list-item>
        <text:list-item>
          <text:p text:style-name="P35"><text:span text:style-name="Strong_20_Emphasis"><text:span text:style-name="T67">What is HTTP Handler?</text:span></text:span></text:p>
          <text:list>
            <text:list-item>
              <text:p text:style-name="P6">Every request into an ASP.NET application is handled by a specialized component called HTTP handler. It is the most important component for handling ASP.NET application requests. It uses different handlers to serve different files. The handler for web page creates the page and control objects, runs your code and then renders the final HTML.</text:p>
            </text:list-item>
            <text:list-item>
              <text:p text:style-name="P6">Following are the default HTTP handlers for ASP.NET:</text:p>
              <text:list>
                <text:list-item>
                  <text:p text:style-name="P6">Page Handler(.aspx): Handles web pages</text:p>
                </text:list-item>
                <text:list-item>
                  <text:p text:style-name="P6">User Control Handler(.ascx): It handles web user control pages</text:p>
                </text:list-item>
                <text:list-item>
                  <text:p text:style-name="P6">Web Service Handler(.asmx): Handles web service pages</text:p>
                </text:list-item>
                <text:list-item>
                  <text:p text:style-name="P6">Trace Handler(trace.axd): It handles trace functionality</text:p>
                </text:list-item>
              </text:list>
            </text:list-item>
          </text:list>
        </text:list-item>
      </text:list>
      <text:p text:style-name="P8"/>
      <text:list xml:id="list180838485048735" text:continue-numbering="true" text:style-name="L8">
        <text:list-item>
          <text:p text:style-name="P35"><text:span text:style-name="Strong_20_Emphasis"><text:span text:style-name="T67">Multipurpose internet mail extensions </text:span></text:span><text:span text:style-name="Strong_20_Emphasis"><text:span text:style-name="T72">(MIME)</text:span></text:span><text:span text:style-name="Strong_20_Emphasis"><text:span text:style-name="T67">, is the extension of the e-mail protocol which lets users use the protocol to exchange files over the internet. </text:span></text:span><text:span text:style-name="T67">Servers insert the MIME header at the beginning of the web transmission. Then the clients use this header to select an appropriate ‘player’ for the type of data that the header indicates. Some of these players are built into the web browser.</text:span></text:p>
          <text:list>
            <text:list-item>
              <text:p text:style-name="P5">The code to send an email from an ASP.NET application is:</text:p>
              <text:p text:style-name="P31"><text:span text:style-name="Source_20_Text"><text:span text:style-name="T31"><text:s/>mail message = new mail();</text:span></text:span></text:p>
            </text:list-item>
          </text:list>
        </text:list-item>
      </text:list>
      <text:p text:style-name="P32"><text:span text:style-name="Source_20_Text"><text:span text:style-name="T32"><text:tab/>message.From = "abc@gmail.com";</text:span></text:span></text:p>
      <text:p text:style-name="P32"><text:span text:style-name="Source_20_Text"><text:span text:style-name="T32"><text:tab/>message.To = "xyz@gmail.com";</text:span></text:span></text:p>
      <text:p text:style-name="P32"><text:span text:style-name="Source_20_Text"><text:span text:style-name="T32"><text:tab/>message.Subject = "Test";</text:span></text:span></text:p>
      <text:p text:style-name="P32"><text:span text:style-name="Source_20_Text"><text:span text:style-name="T32"><text:tab/>message.Body = "hello";</text:span></text:span></text:p>
      <text:p text:style-name="P29"> </text:p>
      <text:p text:style-name="P32"><text:span text:style-name="Source_20_Text"><text:span text:style-name="T32"><text:tab/>SmtpMail.SmtpServer = "localhost";</text:span></text:span></text:p>
      <text:p text:style-name="P32"><text:span text:style-name="Source_20_Text"><text:span text:style-name="T31"><text:tab/>SmtpMail.Send(message);</text:span></text:span></text:p>
      <text:p text:style-name="P32"><text:span text:style-name="Source_20_Text"><text:span text:style-name="T31"/></text:span></text:p>
      <text:list xml:id="list180838579978708" text:continue-numbering="true" text:style-name="L8">
        <text:list-item>
          <text:p text:style-name="P35"><text:span text:style-name="Strong_20_Emphasis"><text:span text:style-name="T79">What are the event handlers that we have for the Global.asax file?</text:span></text:span></text:p>
        </text:list-item>
      </text:list>
      <text:list xml:id="list1100574755" text:style-name="L10">
        <text:list-item>
          <text:p text:style-name="P37"><text:span text:style-name="Strong_20_Emphasis"><text:span text:style-name="T79">Application Events:</text:span></text:span></text:p>
          <text:list>
            <text:list-item>
              <text:p text:style-name="P33">Application_Start, Application_End, Application_AcquireRequestState,</text:p>
            </text:list-item>
            <text:list-item>
              <text:p text:style-name="P33">Application_AuthenticateRequest, Application_AuthorizeRequest,</text:p>
            </text:list-item>
            <text:list-item>
              <text:p text:style-name="P33">Application_BeginRequest, Application_Disposed, Application_EndRequest,</text:p>
            </text:list-item>
            <text:list-item>
              <text:p text:style-name="P33">Application_Error, Application_PostRequestHandlerExecute,</text:p>
            </text:list-item>
            <text:list-item>
              <text:p text:style-name="P33">Application_PreRequestHandlerExecute, Application_PreSendRequestContent,</text:p>
            </text:list-item>
            <text:list-item>
              <text:p text:style-name="P33">Application_PreSendRequestHeaders, Application_ReleaseRequestState,</text:p>
            </text:list-item>
            <text:list-item>
              <text:p text:style-name="P33">Application_ResolveRequestCache, Application_UpdateRequestCache</text:p>
            </text:list-item>
          </text:list>
        </text:list-item>
        <text:list-item>
          <text:p text:style-name="P37"><text:span text:style-name="Strong_20_Emphasis"><text:span text:style-name="T79">Session Events: </text:span></text:span></text:p>
          <text:list>
            <text:list-item>
              <text:p text:style-name="P33">Session_Start, Session_End</text:p>
            </text:list-item>
          </text:list>
        </text:list-item>
      </text:list>
      <text:list xml:id="list180837821062147" text:continue-list="list180838579978708" text:style-name="L8">
        <text:list-header>
          <text:p text:style-name="P6"/>
        </text:list-header>
        <text:list-item>
          <text:p text:style-name="P35"><text:span text:style-name="Strong_20_Emphasis"><text:span text:style-name="T67">If we want to set the user-defined values for the whole applications, we can use the appSettings block in the web.config file. For example the code below uses the ConnectionString throughout the project for the database connection:</text:span></text:span></text:p>
        </text:list-item>
      </text:list>
      <text:section text:style-name="Sect1" text:name="highlighter_727666">
        <table:table table:name="Table1" table:style-name="Table1">
          <table:table-column table:style-name="Table1.A"/>
          <table:table-column table:style-name="Table1.B"/>
          <table:table-row table:style-name="TableLine3056212034000">
            <table:table-cell table:style-name="Table1.A1" office:value-type="string">
              <text:p text:style-name="P8">1</text:p>
              <text:p text:style-name="P8">2</text:p>
              <text:p text:style-name="P8">3</text:p>
              <text:p text:style-name="P8">4</text:p>
            </table:table-cell>
            <table:table-cell table:style-name="Table1.A1" office:value-type="string">
              <text:p text:style-name="P40"><text:span text:style-name="Source_20_Text"><text:span text:style-name="T67">&lt;em&gt;&lt;configuration&gt;</text:span></text:span></text:p>
              <text:p text:style-name="P40"><text:span text:style-name="Source_20_Text"><text:span text:style-name="T67">&lt;appsettings&gt;</text:span></text:span></text:p>
              <text:p text:style-name="P40"><text:span text:style-name="Source_20_Text"><text:span text:style-name="T67">&lt;add key= "ConnectionString" value="server=local; pwd=password; database=default" /&gt;</text:span></text:span></text:p>
              <text:p text:style-name="P40"><text:span text:style-name="Source_20_Text"><text:span text:style-name="T67">&lt;/appSettings&gt;&lt;/em&gt;</text:span></text:span></text:p>
            </table:table-cell>
          </table:table-row>
        </table:table>
        <text:p text:style-name="P8"/>
      </text:section>
      <text:list xml:id="list180838001286143" text:continue-numbering="true" text:style-name="L8">
        <text:list-header>
          <text:p text:style-name="P35"><text:span text:style-name="Strong_20_Emphasis"><text:span text:style-name="T33"/></text:span></text:p>
        </text:list-header>
        <text:list-item>
          <text:p text:style-name="P35"><text:span text:style-name="Strong_20_Emphasis"><text:span text:style-name="T17">Role-based security is used to implement security measures based on the role assigned to the </text:span></text:span><text:soft-page-break/><text:span text:style-name="Strong_20_Emphasis"><text:span text:style-name="T17">users in the organization. Then we can authorize users based on their roles in the organization. For example, windows have role-based access like user, administrators, and guests.</text:span></text:span><text:span text:style-name="Strong_20_Emphasis"><text:span text:style-name="T73"> </text:span></text:span></text:p>
          <text:p text:style-name="P35"><text:span text:style-name="Strong_20_Emphasis"><text:span text:style-name="T73"/></text:span></text:p>
        </text:list-item>
        <text:list-item>
          <text:p text:style-name="P35"><text:span text:style-name="Strong_20_Emphasis"><text:span text:style-name="T59">There are five security controls present in ASP.NET as shown below:</text:span></text:span></text:p>
        </text:list-item>
      </text:list>
      <text:list xml:id="list1044499574" text:style-name="L11">
        <text:list-item>
          <text:list>
            <text:list-item>
              <text:p text:style-name="P38"><text:span text:style-name="Strong_20_Emphasis"><text:span text:style-name="T50">&lt;asp: PasswordRecovery&gt;</text:span></text:span><text:span text:style-name="T50">: Used to send an email to a user upon performing a password reset operation</text:span></text:p>
            </text:list-item>
            <text:list-item>
              <text:p text:style-name="P38"><text:span text:style-name="Strong_20_Emphasis"><text:span text:style-name="T50">&lt;asp: Login&gt;</text:span></text:span><text:span text:style-name="T50">: Gives the provisions of login controls with ID and password fields for users to login via credentials</text:span></text:p>
            </text:list-item>
            <text:list-item>
              <text:p text:style-name="P38"><text:span text:style-name="Strong_20_Emphasis"><text:span text:style-name="T50">&lt;asp: LoginName&gt;</text:span></text:span><text:span text:style-name="T50">: Used to display the name of the user who has logged into the system</text:span></text:p>
            </text:list-item>
            <text:list-item>
              <text:p text:style-name="P38"><text:span text:style-name="Strong_20_Emphasis"><text:span text:style-name="T50">&lt;asp: LoginStatus&gt;</text:span></text:span><text:span text:style-name="T50">: Used to denote the authentication flag of the user who has logged in</text:span></text:p>
            </text:list-item>
            <text:list-item>
              <text:p text:style-name="P38"><text:span text:style-name="Strong_20_Emphasis"><text:span text:style-name="T50">&lt;asp: LoginView&gt;</text:span></text:span><text:span text:style-name="T50">: Used to provide a variety of views based on themes upon user login</text:span></text:p>
            </text:list-item>
          </text:list>
        </text:list-item>
      </text:list>
      <text:list xml:id="list180838265154274" text:continue-list="list180838001286143" text:style-name="L8">
        <text:list-header>
          <text:p text:style-name="P35"><text:span text:style-name="Strong_20_Emphasis"><text:span text:style-name="T33"/></text:span></text:p>
        </text:list-header>
        <text:list-item>
          <text:p text:style-name="P35"><text:span text:style-name="Strong_20_Emphasis"><text:span text:style-name="T17">During the passport authentication, it first checks the passport authentication cookie, if the cookie is not available the application redirects to the passport sign on page. Passport service then authenticates the details of the user on the sign on page and if they are valid, stores them on the client machine and then redirects the user to the requested page.</text:span></text:span><text:span text:style-name="Strong_20_Emphasis"><text:span text:style-name="T73"> </text:span></text:span></text:p>
          <text:p text:style-name="P35"><text:span text:style-name="Strong_20_Emphasis"><text:span text:style-name="T35"/></text:span></text:p>
        </text:list-item>
        <text:list-item>
          <text:p text:style-name="P35"><text:span text:style-name="Strong_20_Emphasis"><text:span text:style-name="T17">List the events in the page life cycle.</text:span></text:span></text:p>
          <text:list>
            <text:list-item>
              <text:p text:style-name="P6">Following are the events in the page life cycle:</text:p>
            </text:list-item>
          </text:list>
        </text:list-item>
      </text:list>
      <text:list xml:id="list3743021653" text:style-name="L12">
        <text:list-item>
          <text:p text:style-name="P7">Page_PreInit</text:p>
        </text:list-item>
        <text:list-item>
          <text:p text:style-name="P7">Page_Init</text:p>
        </text:list-item>
        <text:list-item>
          <text:p text:style-name="P7">Page_InitComplete</text:p>
        </text:list-item>
        <text:list-item>
          <text:p text:style-name="P7">Page_PreLoad</text:p>
        </text:list-item>
        <text:list-item>
          <text:p text:style-name="P7">Page_Load</text:p>
        </text:list-item>
        <text:list-item>
          <text:p text:style-name="P7">Page_LoadComplete</text:p>
        </text:list-item>
        <text:list-item>
          <text:p text:style-name="P7">Page_PreRender</text:p>
        </text:list-item>
        <text:list-item>
          <text:p text:style-name="P7">Render</text:p>
          <text:p text:style-name="P7"/>
        </text:list-item>
      </text:list>
      <text:list xml:id="list180837455030471" text:continue-list="list180838265154274" text:style-name="L8">
        <text:list-item>
          <text:p text:style-name="P35"><text:span text:style-name="Strong_20_Emphasis"><text:span text:style-name="T26">For loop and while loop differences</text:span></text:span></text:p>
          <text:list>
            <text:list-item>
              <text:p text:style-name="P35"><text:span text:style-name="Strong_20_Emphasis"><text:span text:style-name="T9">Both loops are used when a unit of code needs to execute repeatedly. The difference is that th</text:span></text:span><text:span text:style-name="Strong_20_Emphasis"><text:span text:style-name="T26">e for </text:span></text:span><text:span text:style-name="Strong_20_Emphasis"><text:span text:style-name="T9">loop is used when you know how many times you need to iterate through the code. On the other hand, th</text:span></text:span><text:span text:style-name="Strong_20_Emphasis"><text:span text:style-name="T26">e while </text:span></text:span><text:span text:style-name="Strong_20_Emphasis"><text:span text:style-name="T9">loop is used when you need to repeat something until a given statement is true.</text:span></text:span><text:span text:style-name="Strong_20_Emphasis"><text:span text:style-name="T67"> </text:span></text:span></text:p>
            </text:list-item>
          </text:list>
        </text:list-item>
      </text:list>
      <text:p text:style-name="P40"><text:span text:style-name="Strong_20_Emphasis"><text:span text:style-name="T67"/></text:span></text:p>
      <text:list xml:id="list180837740095815" text:continue-numbering="true" text:style-name="L8">
        <text:list-item>
          <text:p text:style-name="P35"><text:span text:style-name="Strong_20_Emphasis"><text:span text:style-name="T9">Inheritance is one of the most important concepts in object-oriented programming, together with encapsulation and polymorphism. Inheritance allows developers to create new classes that reuse, extend, and modify the behavior defined in other classes. This enables code reuse and speeds up development. With inheritance, developers can write and debug one class only once, and then reuse that same code as the basis for the new classes. The class whose members are inherited is called the base class, and the class that inherits those members is called the derived class. By default, all classes in .NET are inheritable.</text:span></text:span><text:span text:style-name="Strong_20_Emphasis"><text:span text:style-name="T67"> </text:span></text:span></text:p>
        </text:list-item>
      </text:list>
      <text:p text:style-name="P40"><text:span text:style-name="Strong_20_Emphasis"><text:span text:style-name="T67"/></text:span></text:p>
      <text:list xml:id="list180837694735643" text:continue-numbering="true" text:style-name="L8">
        <text:list-item>
          <text:p text:style-name="P35"><text:span text:style-name="Strong_20_Emphasis"><text:span text:style-name="T74">Boxing and unboxing</text:span></text:span></text:p>
          <text:list>
            <text:list-item>
              <text:p text:style-name="P35"><text:span text:style-name="Strong_20_Emphasis"><text:span text:style-name="T79">Boxing is the implicit process of converting a value type to the type object, and unboxing is explicit</text:span></text:span><text:span text:style-name="Strong_20_Emphasis"><text:span text:style-name="T83">ly</text:span></text:span><text:span text:style-name="Strong_20_Emphasis"><text:span text:style-name="T79"> extracting the value type from the object.</text:span></text:span></text:p>
            </text:list-item>
            <text:list-item>
              <text:p text:style-name="P34">Example (written in C#):</text:p>
            </text:list-item>
          </text:list>
        </text:list-item>
      </text:list>
      <text:p text:style-name="P40"><text:span text:style-name="Source_20_Text"><text:span text:style-name="T28"><text:tab/>int</text:span></text:span><text:span text:style-name="Source_20_Text"><text:span text:style-name="T29"> i = </text:span></text:span><text:span text:style-name="Source_20_Text"><text:span text:style-name="T28">13</text:span></text:span><text:span text:style-name="Source_20_Text"><text:span text:style-name="T29">;</text:span></text:span></text:p>
      <text:p text:style-name="P40"><text:soft-page-break/><text:span text:style-name="Source_20_Text"><text:span text:style-name="T28"><text:tab/>object</text:span></text:span><text:span text:style-name="Source_20_Text"><text:span text:style-name="T29"> myObject = i; <text:s text:c="3"/></text:span></text:span><text:span text:style-name="Source_20_Text"><text:span text:style-name="T28">// boxing </text:span></text:span></text:p>
      <text:p text:style-name="P40"><text:span text:style-name="Source_20_Text"><text:span text:style-name="T29"><text:tab/>i = (</text:span></text:span><text:span text:style-name="Source_20_Text"><text:span text:style-name="T28">int</text:span></text:span><text:span text:style-name="Source_20_Text"><text:span text:style-name="T29">)myObject; <text:s text:c="5"/></text:span></text:span><text:span text:style-name="Source_20_Text"><text:span text:style-name="T28">// unboxing </text:span></text:span></text:p>
      <text:p text:style-name="P40"><text:span text:style-name="Strong_20_Emphasis"><text:span text:style-name="T79"/></text:span></text:p>
      <text:list xml:id="list2255539747" text:style-name="L13">
        <text:list-item>
          <text:p text:style-name="P39"><text:span text:style-name="Strong_20_Emphasis"><text:span text:style-name="T79">What are the different types of cookies in ASP.NET?</text:span></text:span></text:p>
          <text:list>
            <text:list-item>
              <text:p text:style-name="P39"><text:span text:style-name="Strong_20_Emphasis"><text:span text:style-name="T1">Session Cookie</text:span></text:span><text:span text:style-name="Strong_20_Emphasis"><text:span text:style-name="T4">:</text:span></text:span><text:span text:style-name="T4"> resides on the client machine for a single session until the user logs out.</text:span></text:p>
            </text:list-item>
            <text:list-item>
              <text:p text:style-name="P39"><text:span text:style-name="Strong_20_Emphasis"><text:span text:style-name="T1">Persistent Cookie</text:span></text:span><text:span text:style-name="Strong_20_Emphasis"><text:span text:style-name="T4">: </text:span></text:span><text:span text:style-name="Strong_20_Emphasis"><text:span text:style-name="T5">r</text:span></text:span><text:span text:style-name="T4">esides on the user machine for a period specified for its expiry. It may be an hour, a month or never.</text:span></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9T18:08:36.620000000</dc:date>
    <meta:editing-duration>PT9S</meta:editing-duration>
    <meta:editing-cycles>1</meta:editing-cycles>
    <meta:document-statistic meta:table-count="1" meta:image-count="0" meta:object-count="0" meta:page-count="9" meta:paragraph-count="229" meta:word-count="3545" meta:character-count="21696" meta:non-whitespace-character-count="18469"/>
    <meta:generator>LibreOffice/7.3.4.2$Windows_X86_64 LibreOffice_project/728fec16bd5f605073805c3c9e7c4212a0120dc5</meta:generator>
  </office:meta>
</office:document-meta>
</file>